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MR10" svg:font-family="CMR10"/>
    <style:font-face style:name="CMSSBX10" svg:font-family="CMSSBX10"/>
    <style:font-face style:name="CMTT10" svg:font-family="CMTT10"/>
    <style:font-face style:name="Mangal1" svg:font-family="Mangal"/>
    <style:font-face style:name="OpenSymbol" svg:font-family="OpenSymbol"/>
    <style:font-face style:name="Lucida Console1" svg:font-family="'Lucida Console'" style:font-pitch="fixed"/>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ab-stops/>
      </style:paragraph-properties>
      <style:text-properties style:font-name="Verdana2" fo:font-size="16pt" fo:font-weight="bold" officeooo:rsid="00020746" officeooo:paragraph-rsid="00020746" style:font-name-asian="CMSSBX10" style:font-size-asian="16pt" style:font-weight-asian="bold" style:font-name-complex="CMSSBX10" style:font-size-complex="16pt" style:font-weight-complex="bold"/>
    </style:style>
    <style:style style:name="P3" style:family="paragraph" style:parent-style-name="Standard">
      <style:text-properties style:font-name="Verdana2" fo:font-size="9pt" officeooo:paragraph-rsid="0003d9ac" style:font-size-asian="9pt" style:font-size-complex="9pt"/>
    </style:style>
    <style:style style:name="P4" style:family="paragraph" style:parent-style-name="Standard">
      <style:paragraph-properties fo:text-align="start" style:justify-single-word="false" style:text-autospace="none"/>
      <style:text-properties style:font-name="Verdana2" fo:font-size="9pt" style:font-name-asian="CMR10" style:font-size-asian="9pt" style:font-name-complex="CMR10" style:font-size-complex="9pt"/>
    </style:style>
    <style:style style:name="P5" style:family="paragraph" style:parent-style-name="Standard">
      <style:paragraph-properties fo:text-align="start" style:justify-single-word="false" style:text-autospace="none"/>
      <style:text-properties style:font-name="Verdana2" fo:font-size="9pt" officeooo:paragraph-rsid="000bfb46" style:font-name-asian="CMR10" style:font-size-asian="9pt" style:font-name-complex="CMR10" style:font-size-complex="9pt"/>
    </style:style>
    <style:style style:name="P6" style:family="paragraph" style:parent-style-name="Standard">
      <style:paragraph-properties fo:text-align="start" style:justify-single-word="false" style:text-autospace="none"/>
      <style:text-properties style:font-name="Verdana2" fo:font-size="9pt" officeooo:paragraph-rsid="000e0181" style:font-name-asian="CMR10" style:font-size-asian="9pt" style:font-name-complex="CMR10" style:font-size-complex="9pt"/>
    </style:style>
    <style:style style:name="P7" style:family="paragraph" style:parent-style-name="Standard">
      <style:paragraph-properties fo:text-align="start" style:justify-single-word="false" style:text-autospace="none"/>
      <style:text-properties style:font-name="Verdana2" fo:font-size="9pt" officeooo:paragraph-rsid="000f32f0" style:font-name-asian="CMR10" style:font-size-asian="9pt" style:font-name-complex="CMR10" style:font-size-complex="9pt"/>
    </style:style>
    <style:style style:name="P8" style:family="paragraph" style:parent-style-name="Standard">
      <style:paragraph-properties fo:text-align="start" style:justify-single-word="false" style:text-autospace="none"/>
      <style:text-properties style:font-name="Verdana2" fo:font-size="9pt" officeooo:paragraph-rsid="0019af81" style:font-name-asian="CMR10" style:font-size-asian="9pt" style:font-name-complex="CMR10" style:font-size-complex="9pt"/>
    </style:style>
    <style:style style:name="P9" style:family="paragraph" style:parent-style-name="Standard">
      <style:paragraph-properties fo:text-align="start" style:justify-single-word="false" style:text-autospace="none"/>
      <style:text-properties style:font-name="Verdana2" fo:font-size="9pt" officeooo:paragraph-rsid="00208031" style:font-name-asian="CMR10" style:font-size-asian="9pt" style:font-name-complex="CMR10" style:font-size-complex="9pt"/>
    </style:style>
    <style:style style:name="P10" style:family="paragraph" style:parent-style-name="Standard">
      <style:paragraph-properties fo:text-align="start" style:justify-single-word="false" style:text-autospace="none"/>
      <style:text-properties style:font-name="Verdana2" fo:font-size="9pt" officeooo:paragraph-rsid="002132fa" style:font-name-asian="CMR10" style:font-size-asian="9pt" style:font-name-complex="CMR10" style:font-size-complex="9pt"/>
    </style:style>
    <style:style style:name="P11" style:family="paragraph" style:parent-style-name="Standard">
      <style:paragraph-properties style:text-autospace="none"/>
      <style:text-properties style:font-name="Verdana2" fo:font-size="9pt" style:font-name-asian="CMR10" style:font-size-asian="9pt" style:font-name-complex="CMR10" style:font-size-complex="9pt"/>
    </style:style>
    <style:style style:name="P12" style:family="paragraph" style:parent-style-name="Standard">
      <style:paragraph-properties style:text-autospace="none"/>
      <style:text-properties style:font-name="Verdana2" fo:font-size="9pt" officeooo:paragraph-rsid="000e84ac" style:font-name-asian="CMR10" style:font-size-asian="9pt" style:font-name-complex="CMR10" style:font-size-complex="9pt"/>
    </style:style>
    <style:style style:name="P13" style:family="paragraph" style:parent-style-name="Standard">
      <style:paragraph-properties style:text-autospace="none"/>
      <style:text-properties style:font-name="Verdana2" fo:font-size="9pt" officeooo:paragraph-rsid="002132fa" style:font-name-asian="CMR10" style:font-size-asian="9pt" style:font-name-complex="CMR10" style:font-size-complex="9pt"/>
    </style:style>
    <style:style style:name="P14" style:family="paragraph" style:parent-style-name="Standard">
      <style:paragraph-properties style:text-autospace="none"/>
      <style:text-properties style:font-name="Verdana2" fo:font-size="9pt" officeooo:paragraph-rsid="0036828e" style:font-name-asian="CMR10" style:font-size-asian="9pt" style:font-name-complex="CMR10" style:font-size-complex="9pt"/>
    </style:style>
    <style:style style:name="P15" style:family="paragraph" style:parent-style-name="Standard">
      <style:paragraph-properties fo:text-align="start" style:justify-single-word="false" style:text-autospace="none"/>
      <style:text-properties style:font-name="Verdana2" fo:font-size="9pt" officeooo:rsid="00208031" officeooo:paragraph-rsid="00208031" style:font-name-asian="CMR10" style:font-size-asian="9pt" style:font-name-complex="CMR10" style:font-size-complex="9pt"/>
    </style:style>
    <style:style style:name="P16" style:family="paragraph" style:parent-style-name="Standard">
      <style:paragraph-properties fo:text-align="start" style:justify-single-word="false" style:text-autospace="none"/>
      <style:text-properties style:font-name="Verdana2" fo:font-size="9pt" officeooo:rsid="001c7754" officeooo:paragraph-rsid="001c7754" style:font-name-asian="CMR10" style:font-size-asian="9pt" style:font-name-complex="CMR10" style:font-size-complex="9pt"/>
    </style:style>
    <style:style style:name="P17" style:family="paragraph" style:parent-style-name="Standard">
      <style:paragraph-properties fo:text-align="start" style:justify-single-word="false" style:text-autospace="none"/>
      <style:text-properties style:font-name="Verdana2" fo:font-size="9pt" style:font-name-asian="CMTT10" style:font-size-asian="9pt" style:font-name-complex="CMTT10" style:font-size-complex="9pt"/>
    </style:style>
    <style:style style:name="P18" style:family="paragraph" style:parent-style-name="Standard">
      <style:text-properties style:font-name="Verdana2" fo:font-size="9pt" fo:font-weight="normal" officeooo:rsid="0003d9ac" officeooo:paragraph-rsid="0003d9ac" style:font-size-asian="9pt" style:font-weight-asian="normal" style:font-size-complex="9pt" style:font-weight-complex="normal"/>
    </style:style>
    <style:style style:name="P19" style:family="paragraph" style:parent-style-name="Standard">
      <style:paragraph-properties style:text-autospace="none"/>
      <style:text-properties style:font-name="Verdana2" fo:font-size="9pt" fo:font-weight="normal" officeooo:rsid="000e84ac" officeooo:paragraph-rsid="000e84ac" style:font-name-asian="CMTT10" style:font-size-asian="7.84999990463257pt" style:font-weight-asian="normal" style:font-name-complex="CMTT10" style:font-size-complex="9pt" style:font-weight-complex="normal"/>
    </style:style>
    <style:style style:name="P20" style:family="paragraph" style:parent-style-name="Standard">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21" style:family="paragraph" style:parent-style-name="Standard">
      <style:paragraph-properties style:text-autospace="none"/>
      <style:text-properties style:font-name="Verdana2" fo:font-size="9pt" fo:font-weight="normal" officeooo:rsid="000e84ac" officeooo:paragraph-rsid="00201cc7" style:font-name-asian="CMTT10" style:font-size-asian="7.84999990463257pt" style:font-weight-asian="normal" style:font-name-complex="CMTT10" style:font-size-complex="9pt" style:font-weight-complex="normal"/>
    </style:style>
    <style:style style:name="P22" style:family="paragraph" style:parent-style-name="Standard">
      <style:paragraph-properties style:text-autospace="none"/>
      <style:text-properties style:font-name="Verdana2" fo:font-size="9pt" fo:font-weight="normal" officeooo:rsid="000e84ac" officeooo:paragraph-rsid="0022bc92" style:font-name-asian="CMTT10" style:font-size-asian="7.84999990463257pt" style:font-weight-asian="normal" style:font-name-complex="CMTT10" style:font-size-complex="9pt" style:font-weight-complex="normal"/>
    </style:style>
    <style:style style:name="P23" style:family="paragraph" style:parent-style-name="Standard">
      <style:paragraph-properties style:text-autospace="none"/>
      <style:text-properties style:font-name="Verdana2" fo:font-size="9pt" fo:font-weight="normal" officeooo:rsid="000e84ac" officeooo:paragraph-rsid="0022eb9b" style:font-name-asian="CMTT10" style:font-size-asian="7.84999990463257pt" style:font-weight-asian="normal" style:font-name-complex="CMTT10" style:font-size-complex="9pt" style:font-weight-complex="normal"/>
    </style:style>
    <style:style style:name="P24" style:family="paragraph" style:parent-style-name="Standard">
      <style:paragraph-properties style:text-autospace="none"/>
      <style:text-properties style:font-name="Verdana2" fo:font-size="9pt" fo:font-weight="normal" officeooo:rsid="001d9d6e" officeooo:paragraph-rsid="001d9d6e" style:font-name-asian="CMTT10" style:font-size-asian="7.84999990463257pt" style:font-weight-asian="normal" style:font-name-complex="CMTT10" style:font-size-complex="9pt" style:font-weight-complex="normal"/>
    </style:style>
    <style:style style:name="P25" style:family="paragraph" style:parent-style-name="Standard">
      <style:paragraph-properties style:text-autospace="none"/>
      <style:text-properties style:font-name="Verdana2" fo:font-size="9pt" fo:font-weight="normal" officeooo:rsid="001d9d6e" officeooo:paragraph-rsid="001e81aa" style:font-name-asian="CMTT10" style:font-size-asian="7.84999990463257pt" style:font-weight-asian="normal" style:font-name-complex="CMTT10" style:font-size-complex="9pt" style:font-weight-complex="normal"/>
    </style:style>
    <style:style style:name="P26" style:family="paragraph" style:parent-style-name="Standard">
      <style:paragraph-properties style:text-autospace="none"/>
      <style:text-properties style:font-name="Verdana2" fo:font-size="9pt" fo:font-weight="normal" officeooo:rsid="001e81aa" officeooo:paragraph-rsid="001e81aa" style:font-name-asian="CMTT10" style:font-size-asian="7.84999990463257pt" style:font-weight-asian="normal" style:font-name-complex="CMTT10" style:font-size-complex="9pt" style:font-weight-complex="normal"/>
    </style:style>
    <style:style style:name="P27" style:family="paragraph" style:parent-style-name="Standard">
      <style:paragraph-properties style:text-autospace="none"/>
      <style:text-properties style:font-name="Verdana2" fo:font-size="9pt" fo:font-weight="normal" officeooo:rsid="00201cc7" officeooo:paragraph-rsid="00201cc7" style:font-name-asian="CMTT10" style:font-size-asian="7.84999990463257pt" style:font-weight-asian="normal" style:font-name-complex="CMTT10" style:font-size-complex="9pt" style:font-weight-complex="normal"/>
    </style:style>
    <style:style style:name="P28" style:family="paragraph" style:parent-style-name="Standard">
      <style:paragraph-properties style:text-autospace="none"/>
      <style:text-properties style:font-name="Verdana2" fo:font-size="9pt" fo:font-weight="normal" officeooo:rsid="00201cc7" officeooo:paragraph-rsid="0022bc92" style:font-name-asian="CMTT10" style:font-size-asian="7.84999990463257pt" style:font-weight-asian="normal" style:font-name-complex="CMTT10" style:font-size-complex="9pt" style:font-weight-complex="normal"/>
    </style:style>
    <style:style style:name="P29" style:family="paragraph" style:parent-style-name="Standard">
      <style:paragraph-properties style:text-autospace="none"/>
      <style:text-properties style:font-name="Verdana2" fo:font-size="9pt" fo:font-weight="normal" officeooo:rsid="0022bc92" officeooo:paragraph-rsid="0022bc92" style:font-name-asian="CMTT10" style:font-size-asian="7.84999990463257pt" style:font-weight-asian="normal" style:font-name-complex="CMTT10" style:font-size-complex="9pt" style:font-weight-complex="normal"/>
    </style:style>
    <style:style style:name="P30" style:family="paragraph" style:parent-style-name="Standard">
      <style:paragraph-properties style:text-autospace="none"/>
      <style:text-properties style:font-name="Verdana2" fo:font-size="9pt" fo:font-weight="normal" officeooo:rsid="0022eb9b" officeooo:paragraph-rsid="0022eb9b" style:font-name-asian="CMTT10" style:font-size-asian="7.84999990463257pt" style:font-weight-asian="normal" style:font-name-complex="CMTT10" style:font-size-complex="9pt" style:font-weight-complex="normal"/>
    </style:style>
    <style:style style:name="P31" style:family="paragraph" style:parent-style-name="Standard">
      <style:paragraph-properties style:text-autospace="none"/>
      <style:text-properties style:font-name="Verdana2" fo:font-size="9pt" fo:font-weight="normal" officeooo:rsid="0003d9ac" officeooo:paragraph-rsid="0004e27e" style:font-name-asian="CMR10" style:font-size-asian="9pt" style:font-weight-asian="normal" style:font-name-complex="CMR10" style:font-size-complex="9pt" style:font-weight-complex="normal"/>
    </style:style>
    <style:style style:name="P32" style:family="paragraph" style:parent-style-name="Standard">
      <style:paragraph-properties fo:text-align="center" style:justify-single-word="false">
        <style:tab-stops/>
      </style:paragraph-properties>
      <style:text-properties style:font-name="Verdana2" fo:font-size="20pt" fo:font-weight="normal" officeooo:rsid="00006daa" officeooo:paragraph-rsid="00006daa" style:font-size-asian="20pt" style:font-weight-asian="normal" style:font-size-complex="20pt" style:font-weight-complex="normal"/>
    </style:style>
    <style:style style:name="P33" style:family="paragraph" style:parent-style-name="Standard">
      <style:paragraph-properties fo:text-align="start" style:justify-single-word="false" style:text-autospace="none"/>
      <style:text-properties style:font-name="Lucida Console" fo:font-size="9pt" style:font-name-asian="CMTT10" style:font-size-asian="9pt" style:font-name-complex="CMTT10" style:font-size-complex="9pt"/>
    </style:style>
    <style:style style:name="P34" style:family="paragraph" style:parent-style-name="Standard">
      <style:paragraph-properties fo:text-align="start" style:justify-single-word="false" style:text-autospace="none"/>
      <style:text-properties style:font-name="Lucida Console" fo:font-size="9pt" officeooo:paragraph-rsid="000bfb46" style:font-name-asian="CMTT10" style:font-size-asian="9pt" style:font-name-complex="CMTT10" style:font-size-complex="9pt"/>
    </style:style>
    <style:style style:name="P35" style:family="paragraph" style:parent-style-name="Standard">
      <style:paragraph-properties fo:text-align="start" style:justify-single-word="false" style:text-autospace="none"/>
      <style:text-properties style:font-name="Lucida Console" fo:font-size="9pt" officeooo:paragraph-rsid="000e0181" style:font-name-asian="CMTT10" style:font-size-asian="9pt" style:font-name-complex="CMTT10" style:font-size-complex="9pt"/>
    </style:style>
    <style:style style:name="P36" style:family="paragraph" style:parent-style-name="Standard">
      <style:paragraph-properties style:text-autospace="none"/>
      <style:text-properties style:font-name="Lucida Console" fo:font-size="9pt" style:font-name-asian="CMTT10" style:font-size-asian="9pt" style:font-name-complex="CMTT10" style:font-size-complex="9pt"/>
    </style:style>
    <style:style style:name="P37" style:family="paragraph" style:parent-style-name="Standard">
      <style:paragraph-properties fo:text-align="center" style:justify-single-word="false">
        <style:tab-stops/>
      </style:paragraph-properties>
      <style:text-properties officeooo:rsid="00006daa" officeooo:paragraph-rsid="00006daa"/>
    </style:style>
    <style:style style:name="P38" style:family="paragraph" style:parent-style-name="Standard">
      <style:paragraph-properties fo:text-align="start" style:justify-single-word="false" style:text-autospace="none"/>
      <style:text-properties style:font-name="Courier New" fo:font-size="9pt" officeooo:rsid="002132fa" officeooo:paragraph-rsid="002132fa" style:font-name-asian="CMR10" style:font-size-asian="9pt" style:font-name-complex="CMR10" style:font-size-complex="9pt"/>
    </style:style>
    <style:style style:name="P39" style:family="paragraph" style:parent-style-name="Standard">
      <style:paragraph-properties fo:text-align="start" style:justify-single-word="false" style:text-autospace="none"/>
      <style:text-properties style:font-name="Courier New" fo:font-size="10pt" fo:font-weight="bold" style:font-name-asian="CMSSBX10" style:font-size-asian="10pt" style:font-weight-asian="bold" style:font-name-complex="CMSSBX10" style:font-size-complex="10pt" style:font-weight-complex="bold"/>
    </style:style>
    <style:style style:name="P40" style:family="paragraph" style:parent-style-name="Standard">
      <style:paragraph-properties fo:text-align="start" style:justify-single-word="false" style:text-autospace="none"/>
      <style:text-properties style:font-name="Courier New" fo:font-size="10pt" fo:font-weight="bold" officeooo:paragraph-rsid="0024b95c" style:font-name-asian="CMSSBX10" style:font-size-asian="10pt" style:font-weight-asian="bold" style:font-name-complex="CMSSBX10" style:font-size-complex="10pt" style:font-weight-complex="bold"/>
    </style:style>
    <style:style style:name="P41" style:family="paragraph" style:parent-style-name="Standard">
      <style:paragraph-properties fo:text-align="start" style:justify-single-word="false" style:text-autospace="none"/>
      <style:text-properties style:font-name="Courier New" fo:font-size="10pt" fo:font-weight="bold" style:font-size-asian="10pt" style:font-weight-asian="bold" style:font-size-complex="10pt" style:font-weight-complex="bold"/>
    </style:style>
    <style:style style:name="P42" style:family="paragraph" style:parent-style-name="Standard">
      <style:paragraph-properties fo:text-align="start" style:justify-single-word="false" style:text-autospace="none"/>
      <style:text-properties style:font-name="Courier New" fo:font-size="10pt" fo:font-weight="normal" style:font-name-asian="CMSSBX10" style:font-size-asian="10pt" style:font-weight-asian="normal" style:font-name-complex="CMSSBX10" style:font-size-complex="10pt" style:font-weight-complex="normal"/>
    </style:style>
    <style:style style:name="P43" style:family="paragraph" style:parent-style-name="Standard">
      <style:paragraph-properties style:text-autospace="none"/>
      <style:text-properties style:font-name="Courier New" fo:font-size="10pt" fo:font-weight="normal" style:font-name-asian="CMSSBX10" style:font-size-asian="10pt" style:font-weight-asian="normal" style:font-name-complex="CMSSBX10" style:font-size-complex="10pt" style:font-weight-complex="normal"/>
    </style:style>
    <style:style style:name="P44" style:family="paragraph" style:parent-style-name="Standard">
      <style:paragraph-properties fo:text-align="start" style:justify-single-word="false" style:text-autospace="none"/>
      <style:text-properties style:font-name="Courier New" fo:font-size="10pt" fo:font-weight="normal" style:font-name-asian="CMR10" style:font-size-asian="10pt" style:font-weight-asian="normal" style:font-name-complex="CMR10" style:font-size-complex="10pt" style:font-weight-complex="normal"/>
    </style:style>
    <style:style style:name="P45" style:family="paragraph" style:parent-style-name="Standard">
      <style:paragraph-properties fo:text-align="start" style:justify-single-word="false" style:text-autospace="none"/>
      <style:text-properties style:font-name="Courier New" fo:font-size="10pt" fo:font-weight="normal" officeooo:paragraph-rsid="0024b95c" style:font-name-asian="CMR10" style:font-size-asian="10pt" style:font-weight-asian="normal" style:font-name-complex="CMR10" style:font-size-complex="10pt" style:font-weight-complex="normal"/>
    </style:style>
    <style:style style:name="P46" style:family="paragraph" style:parent-style-name="Standard">
      <style:paragraph-properties fo:text-align="start" style:justify-single-word="false" style:text-autospace="none"/>
      <style:text-properties style:font-name="Courier New" fo:font-size="10pt" fo:font-weight="normal" officeooo:paragraph-rsid="00258925" style:font-name-asian="CMR10" style:font-size-asian="10pt" style:font-weight-asian="normal" style:font-name-complex="CMR10" style:font-size-complex="10pt" style:font-weight-complex="normal"/>
    </style:style>
    <style:style style:name="P47" style:family="paragraph" style:parent-style-name="Standard">
      <style:paragraph-properties fo:text-align="center" style:justify-single-word="false"/>
      <style:text-properties fo:font-size="12pt" style:font-size-asian="12pt" style:font-size-complex="12pt"/>
    </style:style>
    <style:style style:name="P48" style:family="paragraph" style:parent-style-name="Text_20_body">
      <style:text-properties style:font-name="Verdana2" fo:font-size="9pt" officeooo:paragraph-rsid="000bfb46" style:font-size-asian="9pt" style:font-size-complex="9pt"/>
    </style:style>
    <style:style style:name="P49" style:family="paragraph" style:parent-style-name="Text_20_body">
      <style:text-properties style:font-name="Verdana2" fo:font-size="9pt" officeooo:paragraph-rsid="000cbae5" style:font-size-asian="9pt" style:font-size-complex="9pt"/>
    </style:style>
    <style:style style:name="P50" style:family="paragraph" style:parent-style-name="Text_20_body">
      <style:text-properties style:font-name="Verdana2" fo:font-size="9pt" officeooo:paragraph-rsid="000e0181" style:font-size-asian="9pt" style:font-size-complex="9pt"/>
    </style:style>
    <style:style style:name="P51" style:family="paragraph" style:parent-style-name="Text_20_body">
      <style:text-properties style:font-name="Verdana2" fo:font-size="9pt" officeooo:paragraph-rsid="000e0181" style:font-name-asian="CMR10" style:font-size-asian="9pt" style:font-name-complex="CMR10" style:font-size-complex="9pt"/>
    </style:style>
    <style:style style:name="P52" style:family="paragraph" style:parent-style-name="Text_20_body">
      <style:paragraph-properties style:text-autospace="none"/>
      <style:text-properties style:font-name="Verdana2" fo:font-size="9pt" fo:font-weight="normal" officeooo:rsid="0003d9ac" officeooo:paragraph-rsid="0004e27e" style:font-name-asian="CMR10" style:font-size-asian="9pt" style:font-weight-asian="normal" style:font-name-complex="CMR10" style:font-size-complex="9pt" style:font-weight-complex="normal"/>
    </style:style>
    <style:style style:name="P53" style:family="paragraph" style:parent-style-name="Text_20_body">
      <style:text-properties style:font-name="Verdana2" fo:font-size="9pt" fo:font-weight="normal" officeooo:rsid="000cbae5" style:font-name-asian="CMR10" style:font-size-asian="9pt" style:font-weight-asian="normal" style:font-name-complex="CMR10" style:font-size-complex="9pt" style:font-weight-complex="normal"/>
    </style:style>
    <style:style style:name="P54" style:family="paragraph" style:parent-style-name="Text_20_body">
      <style:text-properties style:font-name="Verdana2" fo:font-size="9pt" fo:font-weight="normal" officeooo:rsid="000cbae5" officeooo:paragraph-rsid="000cbae5" style:font-name-asian="CMR10" style:font-size-asian="9pt" style:font-weight-asian="normal" style:font-name-complex="CMR10" style:font-size-complex="9pt" style:font-weight-complex="normal"/>
    </style:style>
    <style:style style:name="P55" style:family="paragraph" style:parent-style-name="Text_20_body">
      <style:text-properties style:font-name="Verdana2" fo:font-size="9pt" fo:font-weight="normal" officeooo:rsid="000cbae5" officeooo:paragraph-rsid="000e0181" style:font-name-asian="CMR10" style:font-size-asian="9pt" style:font-weight-asian="normal" style:font-name-complex="CMR10" style:font-size-complex="9pt" style:font-weight-complex="normal"/>
    </style:style>
    <style:style style:name="P56" style:family="paragraph" style:parent-style-name="Text_20_body">
      <style:text-properties style:font-name="Verdana2" fo:font-size="9pt" fo:language="de" fo:country="DE" fo:font-weight="normal" officeooo:rsid="000cbae5" officeooo:paragraph-rsid="000cbae5" style:font-name-asian="Lucida Console1" style:font-size-asian="9pt" style:font-weight-asian="normal" style:font-name-complex="Lucida Console1" style:font-size-complex="9pt" style:font-weight-complex="normal"/>
    </style:style>
    <style:style style:name="P57" style:family="paragraph" style:parent-style-name="Text_20_body">
      <style:text-properties style:font-name="Verdana2" fo:font-size="9pt" fo:language="de" fo:country="DE" fo:font-weight="normal" officeooo:rsid="000cbae5" officeooo:paragraph-rsid="000e0181" style:font-name-asian="Lucida Console1" style:font-size-asian="9pt" style:font-weight-asian="normal" style:font-name-complex="Lucida Console1" style:font-size-complex="9pt" style:font-weight-complex="normal"/>
    </style:style>
    <style:style style:name="P58" style:family="paragraph" style:parent-style-name="Text_20_body">
      <style:text-properties style:font-name="Verdana2" fo:font-size="9pt" fo:language="de" fo:country="DE" fo:font-weight="normal" officeooo:rsid="000e0181" officeooo:paragraph-rsid="000e0181" style:font-name-asian="CMR10" style:font-size-asian="9pt" style:font-weight-asian="normal" style:font-name-complex="CMR10" style:font-size-complex="9pt" style:font-weight-complex="normal"/>
    </style:style>
    <style:style style:name="P59" style:family="paragraph" style:parent-style-name="Text_20_body">
      <style:text-properties style:font-name="Lucida Console1" fo:font-size="9pt" fo:language="de" fo:country="DE" fo:font-weight="normal" officeooo:rsid="000cbae5" officeooo:paragraph-rsid="000cbae5" style:font-name-asian="Lucida Console1" style:font-size-asian="9pt" style:font-weight-asian="normal" style:font-name-complex="Lucida Console1" style:font-size-complex="9pt" style:font-weight-complex="normal"/>
    </style:style>
    <style:style style:name="P60" style:family="paragraph" style:parent-style-name="Text_20_body">
      <style:text-properties style:font-name="Lucida Console1" fo:font-size="9pt" fo:language="de" fo:country="DE" fo:font-weight="normal" officeooo:rsid="000cbae5" officeooo:paragraph-rsid="000e0181" style:font-name-asian="Lucida Console1" style:font-size-asian="9pt" style:font-weight-asian="normal" style:font-name-complex="Lucida Console1" style:font-size-complex="9pt" style:font-weight-complex="normal"/>
    </style:style>
    <style:style style:name="P61" style:family="paragraph" style:parent-style-name="Text_20_body">
      <style:text-properties style:font-name="Lucida Console1" fo:font-size="9pt" fo:language="de" fo:country="DE" fo:font-weight="normal" officeooo:rsid="000e0181" officeooo:paragraph-rsid="000e0181" style:font-name-asian="Lucida Console1" style:font-size-asian="9pt" style:font-weight-asian="normal" style:font-name-complex="Lucida Console1" style:font-size-complex="9pt" style:font-weight-complex="normal"/>
    </style:style>
    <style:style style:name="P62" style:family="paragraph" style:parent-style-name="Heading">
      <style:paragraph-properties fo:text-align="center" style:justify-single-word="false"/>
    </style:style>
    <style:style style:name="P63" style:family="paragraph" style:parent-style-name="Standard" style:list-style-name="L1">
      <style:text-properties style:font-name="Verdana2" fo:font-size="9pt" fo:font-weight="normal" officeooo:rsid="0003d9ac" officeooo:paragraph-rsid="0003d9ac" style:font-name-asian="CMR10" style:font-size-asian="9pt" style:font-weight-asian="normal" style:font-name-complex="CMR10" style:font-size-complex="9pt" style:font-weight-complex="normal"/>
    </style:style>
    <style:style style:name="P64" style:family="paragraph" style:parent-style-name="Standard">
      <style:paragraph-properties style:text-autospace="none"/>
      <style:text-properties style:font-name="Verdana2" fo:font-size="9pt" fo:font-weight="normal" officeooo:rsid="0003d9ac" officeooo:paragraph-rsid="003b8434" style:font-name-asian="CMR10" style:font-size-asian="9pt" style:font-weight-asian="normal" style:font-name-complex="CMR10" style:font-size-complex="9pt" style:font-weight-complex="normal"/>
    </style:style>
    <style:style style:name="P65" style:family="paragraph" style:parent-style-name="Standard">
      <style:paragraph-properties style:text-autospace="none"/>
      <style:text-properties style:font-name="Verdana2" fo:font-size="9pt" fo:font-weight="normal" officeooo:rsid="0003d9ac" officeooo:paragraph-rsid="0004e27e" style:font-name-asian="CMR10" style:font-size-asian="7.84999990463257pt" style:font-weight-asian="normal" style:font-name-complex="CMR10" style:font-size-complex="9pt" style:font-weight-complex="normal"/>
    </style:style>
    <style:style style:name="P66" style:family="paragraph" style:parent-style-name="Standard" style:list-style-name="L7">
      <style:paragraph-properties style:text-autospace="none"/>
      <style:text-properties style:font-name="Verdana2" fo:font-size="9pt" fo:font-weight="normal" officeooo:rsid="001d9d6e" officeooo:paragraph-rsid="001d9d6e" style:font-name-asian="CMTT10" style:font-size-asian="7.84999990463257pt" style:font-weight-asian="normal" style:font-name-complex="CMTT10" style:font-size-complex="9pt" style:font-weight-complex="normal"/>
    </style:style>
    <style:style style:name="P67" style:family="paragraph" style:parent-style-name="Standard" style:list-style-name="L8">
      <style:paragraph-properties style:text-autospace="none"/>
      <style:text-properties style:font-name="Verdana2" fo:font-size="9pt" fo:font-weight="normal" officeooo:rsid="000e84ac" officeooo:paragraph-rsid="001d9d6e" style:font-name-asian="CMTT10" style:font-size-asian="7.84999990463257pt" style:font-weight-asian="normal" style:font-name-complex="CMTT10" style:font-size-complex="9pt" style:font-weight-complex="normal"/>
    </style:style>
    <style:style style:name="P68" style:family="paragraph" style:parent-style-name="Standard" style:list-style-name="L7">
      <style:paragraph-properties style:text-autospace="none"/>
      <style:text-properties style:font-name="Verdana2" fo:font-size="9pt" fo:font-weight="normal" officeooo:rsid="000e84ac" officeooo:paragraph-rsid="001d9d6e" style:font-name-asian="CMTT10" style:font-size-asian="7.84999990463257pt" style:font-weight-asian="normal" style:font-name-complex="CMTT10" style:font-size-complex="9pt" style:font-weight-complex="normal"/>
    </style:style>
    <style:style style:name="P69" style:family="paragraph" style:parent-style-name="Standard" style:list-style-name="L7">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70" style:family="paragraph" style:parent-style-name="Standard" style:list-style-name="L9">
      <style:paragraph-properties style:text-autospace="none"/>
      <style:text-properties style:font-name="Verdana2" fo:font-size="9pt" fo:font-weight="normal" officeooo:rsid="000e84ac" officeooo:paragraph-rsid="001d9d6e" style:font-name-asian="CMTT10" style:font-size-asian="7.84999990463257pt" style:font-weight-asian="normal" style:font-name-complex="CMTT10" style:font-size-complex="9pt" style:font-weight-complex="normal"/>
    </style:style>
    <style:style style:name="P71" style:family="paragraph" style:parent-style-name="Standard" style:list-style-name="L10">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72" style:family="paragraph" style:parent-style-name="Standard" style:list-style-name="L11">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73" style:family="paragraph" style:parent-style-name="Standard" style:list-style-name="L12">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74" style:family="paragraph" style:parent-style-name="Standard" style:list-style-name="L13">
      <style:paragraph-properties style:text-autospace="none"/>
      <style:text-properties style:font-name="Verdana2" fo:font-size="9pt" fo:font-weight="normal" officeooo:rsid="000e84ac" officeooo:paragraph-rsid="001e81aa" style:font-name-asian="CMTT10" style:font-size-asian="7.84999990463257pt" style:font-weight-asian="normal" style:font-name-complex="CMTT10" style:font-size-complex="9pt" style:font-weight-complex="normal"/>
    </style:style>
    <style:style style:name="P75" style:family="paragraph" style:parent-style-name="Standard">
      <style:paragraph-properties style:text-autospace="none"/>
      <style:text-properties style:font-name="Verdana2" fo:font-size="9pt" fo:font-weight="normal" officeooo:rsid="000e84ac" officeooo:paragraph-rsid="000e84ac" style:font-name-asian="CMTT10" style:font-size-asian="7.84999990463257pt" style:font-weight-asian="normal" style:font-name-complex="CMTT10" style:font-size-complex="9pt" style:font-weight-complex="normal"/>
    </style:style>
    <style:style style:name="P76" style:family="paragraph" style:parent-style-name="Standard" style:list-style-name="L12">
      <style:paragraph-properties style:text-autospace="none"/>
      <style:text-properties style:font-name="Verdana2" fo:font-size="9pt" fo:font-weight="normal" officeooo:rsid="001e81aa" officeooo:paragraph-rsid="001e81aa" style:font-name-asian="CMTT10" style:font-size-asian="7.84999990463257pt" style:font-weight-asian="normal" style:font-name-complex="CMTT10" style:font-size-complex="9pt" style:font-weight-complex="normal"/>
    </style:style>
    <style:style style:name="P77" style:family="paragraph" style:parent-style-name="Standard">
      <style:paragraph-properties style:text-autospace="none"/>
      <style:text-properties style:font-name="Verdana2" fo:font-size="9pt" fo:font-weight="normal" officeooo:rsid="002132fa" officeooo:paragraph-rsid="002132fa" style:font-name-asian="CMTT10" style:font-size-asian="7.84999990463257pt" style:font-weight-asian="normal" style:font-name-complex="CMTT10" style:font-size-complex="9pt" style:font-weight-complex="normal"/>
    </style:style>
    <style:style style:name="P78" style:family="paragraph" style:parent-style-name="Standard">
      <style:paragraph-properties style:text-autospace="none"/>
      <style:text-properties style:font-name="Verdana2" fo:font-size="9pt" fo:font-weight="normal" officeooo:rsid="00201cc7" officeooo:paragraph-rsid="00201cc7" style:font-name-asian="CMTT10" style:font-size-asian="7.84999990463257pt" style:font-weight-asian="normal" style:font-name-complex="CMTT10" style:font-size-complex="9pt" style:font-weight-complex="normal"/>
    </style:style>
    <style:style style:name="P79" style:family="paragraph" style:parent-style-name="Standard">
      <style:text-properties style:font-name="Verdana2" fo:font-size="9pt" fo:font-weight="normal" officeooo:rsid="0003d9ac" officeooo:paragraph-rsid="003b8434" style:font-size-asian="9pt" style:font-weight-asian="normal" style:font-size-complex="9pt" style:font-weight-complex="normal"/>
    </style:style>
    <style:style style:name="P80" style:family="paragraph" style:parent-style-name="Standard">
      <style:paragraph-properties style:text-autospace="none"/>
      <style:text-properties style:font-name="Verdana2" fo:font-size="9pt" fo:font-weight="normal" officeooo:rsid="00201cc7" officeooo:paragraph-rsid="00201cc7" style:font-name-asian="CMSSBX10" style:font-size-asian="7.84999990463257pt" style:font-weight-asian="normal" style:font-name-complex="CMSSBX10" style:font-size-complex="9pt" style:font-weight-complex="normal"/>
    </style:style>
    <style:style style:name="P81" style:family="paragraph" style:parent-style-name="Standard">
      <style:paragraph-properties style:text-autospace="none"/>
      <style:text-properties style:font-name="Verdana2" fo:font-size="9pt" fo:font-weight="normal" officeooo:rsid="000e84ac" officeooo:paragraph-rsid="000e84ac" style:font-name-asian="CMSSBX10" style:font-size-asian="7.84999990463257pt" style:font-weight-asian="normal" style:font-name-complex="CMSSBX10" style:font-size-complex="9pt" style:font-weight-complex="normal"/>
    </style:style>
    <style:style style:name="P82" style:family="paragraph" style:parent-style-name="Standard">
      <style:text-properties style:font-name="Verdana2" fo:font-size="9pt" fo:font-weight="normal" officeooo:rsid="0003d9ac" officeooo:paragraph-rsid="000e84ac" style:font-size-asian="7.84999990463257pt" style:font-weight-asian="normal" style:font-size-complex="9pt" style:font-weight-complex="normal"/>
    </style:style>
    <style:style style:name="P83" style:family="paragraph" style:parent-style-name="Standard" style:list-style-name="L1">
      <style:paragraph-properties fo:text-align="start" style:justify-single-word="false" style:text-autospace="none"/>
      <style:text-properties style:font-name="Verdana2" fo:font-size="9pt" style:font-name-asian="CMR10" style:font-size-asian="9pt" style:font-name-complex="CMR10" style:font-size-complex="9pt"/>
    </style:style>
    <style:style style:name="P84" style:family="paragraph" style:parent-style-name="Standard" style:list-style-name="L5">
      <style:paragraph-properties fo:text-align="start" style:justify-single-word="false" style:text-autospace="none"/>
      <style:text-properties style:font-name="Verdana2" fo:font-size="9pt" officeooo:paragraph-rsid="000f32f0" style:font-name-asian="CMR10" style:font-size-asian="9pt" style:font-name-complex="CMR10" style:font-size-complex="9pt"/>
    </style:style>
    <style:style style:name="P85" style:family="paragraph" style:parent-style-name="Standard" style:list-style-name="L6">
      <style:paragraph-properties fo:text-align="start" style:justify-single-word="false" style:text-autospace="none"/>
      <style:text-properties style:font-name="Verdana2" fo:font-size="9pt" officeooo:paragraph-rsid="0019af81" style:font-name-asian="CMR10" style:font-size-asian="9pt" style:font-name-complex="CMR10" style:font-size-complex="9pt"/>
    </style:style>
    <style:style style:name="P86" style:family="paragraph" style:parent-style-name="Standard" style:list-style-name="L14">
      <style:paragraph-properties fo:text-align="start" style:justify-single-word="false" style:text-autospace="none"/>
      <style:text-properties style:font-name="Verdana2" fo:font-size="9pt" officeooo:paragraph-rsid="00208031" style:font-name-asian="CMR10" style:font-size-asian="9pt" style:font-name-complex="CMR10" style:font-size-complex="9pt"/>
    </style:style>
    <style:style style:name="P87" style:family="paragraph" style:parent-style-name="Standard" style:list-style-name="L15">
      <style:paragraph-properties fo:text-align="start" style:justify-single-word="false" style:text-autospace="none"/>
      <style:text-properties style:font-name="Verdana2" fo:font-size="9pt" officeooo:paragraph-rsid="00208031" style:font-name-asian="CMR10" style:font-size-asian="9pt" style:font-name-complex="CMR10" style:font-size-complex="9pt"/>
    </style:style>
    <style:style style:name="P88" style:family="paragraph" style:parent-style-name="Standard">
      <style:paragraph-properties fo:text-align="start" style:justify-single-word="false" style:text-autospace="none"/>
      <style:text-properties style:font-name="Verdana2" fo:font-size="9pt" style:font-name-asian="CMR10" style:font-size-asian="9pt" style:font-name-complex="CMR10" style:font-size-complex="9pt"/>
    </style:style>
    <style:style style:name="P89" style:family="paragraph" style:parent-style-name="Standard">
      <style:paragraph-properties fo:text-align="start" style:justify-single-word="false" style:text-autospace="none"/>
      <style:text-properties style:font-name="Verdana2" fo:font-size="9pt" officeooo:paragraph-rsid="001c7754" style:font-name-asian="CMR10" style:font-size-asian="9pt" style:font-name-complex="CMR10" style:font-size-complex="9pt"/>
    </style:style>
    <style:style style:name="P90" style:family="paragraph" style:parent-style-name="Standard" style:list-style-name="L1">
      <style:paragraph-properties style:text-autospace="none"/>
      <style:text-properties style:font-name="Verdana2" fo:font-size="9pt" style:font-name-asian="CMR10" style:font-size-asian="9pt" style:font-name-complex="CMR10" style:font-size-complex="9pt"/>
    </style:style>
    <style:style style:name="P91" style:family="paragraph" style:parent-style-name="Standard" style:list-style-name="L5">
      <style:paragraph-properties style:text-autospace="none"/>
      <style:text-properties style:font-name="Verdana2" fo:font-size="9pt" officeooo:paragraph-rsid="000f32f0" style:font-name-asian="CMR10" style:font-size-asian="9pt" style:font-name-complex="CMR10" style:font-size-complex="9pt"/>
    </style:style>
    <style:style style:name="P92" style:family="paragraph" style:parent-style-name="Standard" style:list-style-name="L14">
      <style:paragraph-properties fo:text-align="start" style:justify-single-word="false" style:text-autospace="none"/>
      <style:text-properties style:font-name="Verdana2" fo:font-size="9pt" officeooo:rsid="00208031" officeooo:paragraph-rsid="00208031" style:font-name-asian="CMR10" style:font-size-asian="9pt" style:font-name-complex="CMR10" style:font-size-complex="9pt"/>
    </style:style>
    <style:style style:name="P93" style:family="paragraph" style:parent-style-name="Standard" style:list-style-name="L15">
      <style:paragraph-properties fo:text-align="start" style:justify-single-word="false" style:text-autospace="none"/>
      <style:text-properties style:font-name="Verdana2" fo:font-size="9pt" officeooo:rsid="00208031" officeooo:paragraph-rsid="00208031" style:font-name-asian="CMR10" style:font-size-asian="9pt" style:font-name-complex="CMR10" style:font-size-complex="9pt"/>
    </style:style>
    <style:style style:name="P94" style:family="paragraph" style:parent-style-name="Standard">
      <style:paragraph-properties style:text-autospace="none"/>
      <style:text-properties style:font-name="Verdana2" fo:font-size="9pt" officeooo:paragraph-rsid="002132fa" style:font-name-asian="CMR10" style:font-size-asian="9pt" style:font-name-complex="CMR10" style:font-size-complex="9pt"/>
    </style:style>
    <style:style style:name="P95" style:family="paragraph" style:parent-style-name="Standard">
      <style:paragraph-properties fo:text-align="start" style:justify-single-word="false" style:text-autospace="none"/>
      <style:text-properties style:font-name="Verdana2" fo:font-size="9pt" style:font-name-asian="CMTT10" style:font-size-asian="9pt" style:font-name-complex="CMTT10" style:font-size-complex="9pt"/>
    </style:style>
    <style:style style:name="P96" style:family="paragraph" style:parent-style-name="Standard">
      <style:paragraph-properties fo:text-align="start" style:justify-single-word="false" style:text-autospace="none"/>
      <style:text-properties style:font-name="Verdana2" fo:font-size="9pt" officeooo:rsid="002132fa" officeooo:paragraph-rsid="002132fa" style:font-name-asian="CMSSBX10" style:font-size-asian="7.84999990463257pt" style:font-name-complex="CMSSBX10" style:font-size-complex="9pt"/>
    </style:style>
    <style:style style:name="P97" style:family="paragraph" style:parent-style-name="Standard">
      <style:paragraph-properties fo:text-align="start" style:justify-single-word="false" style:text-autospace="none"/>
      <style:text-properties style:font-name="Verdana2" fo:font-size="9pt" officeooo:rsid="001c7754" officeooo:paragraph-rsid="001c7754" style:font-name-asian="CMSSBX10" style:font-size-asian="7.84999990463257pt" style:font-name-complex="CMSSBX10" style:font-size-complex="9pt"/>
    </style:style>
    <style:style style:name="P98" style:family="paragraph" style:parent-style-name="Standard">
      <style:paragraph-properties fo:text-align="start" style:justify-single-word="false" style:text-autospace="none"/>
      <style:text-properties style:font-name="Verdana2" fo:font-size="9pt" style:font-name-asian="CMSSBX10" style:font-size-asian="7.84999990463257pt" style:font-name-complex="CMSSBX10" style:font-size-complex="9pt"/>
    </style:style>
    <style:style style:name="P99" style:family="paragraph" style:parent-style-name="Standard">
      <style:paragraph-properties fo:text-align="start" style:justify-single-word="false" style:text-autospace="none"/>
      <style:text-properties style:font-name="Verdana2" fo:font-size="9pt" officeooo:paragraph-rsid="000e0181" style:font-name-asian="CMSSBX10" style:font-size-asian="7.84999990463257pt" style:font-name-complex="CMSSBX10" style:font-size-complex="9pt"/>
    </style:style>
    <style:style style:name="P100" style:family="paragraph" style:parent-style-name="Standard">
      <style:paragraph-properties fo:text-align="center" style:justify-single-word="false">
        <style:tab-stops/>
      </style:paragraph-properties>
      <style:text-properties style:font-name="Verdana2" fo:font-size="12pt" fo:font-weight="normal" officeooo:rsid="00020746" officeooo:paragraph-rsid="00020746" style:font-size-asian="12pt" style:font-weight-asian="normal" style:font-size-complex="12pt" style:font-weight-complex="normal"/>
    </style:style>
    <style:style style:name="P101" style:family="paragraph" style:parent-style-name="Standard">
      <style:paragraph-properties fo:text-align="center" style:justify-single-word="false">
        <style:tab-stops/>
      </style:paragraph-properties>
      <style:text-properties style:font-name="Verdana2" fo:font-size="12pt" fo:font-weight="normal" officeooo:rsid="00020746" officeooo:paragraph-rsid="0046062c" style:font-size-asian="12pt" style:font-weight-asian="normal" style:font-size-complex="12pt" style:font-weight-complex="normal"/>
    </style:style>
    <style:style style:name="P102" style:family="paragraph" style:parent-style-name="Standard" style:list-style-name="L5">
      <style:paragraph-properties style:text-autospace="none"/>
      <style:text-properties style:font-name="Courier New" fo:font-size="9pt" fo:font-weight="normal" officeooo:rsid="000e84ac" officeooo:paragraph-rsid="000e84ac" style:font-name-asian="CMR10" style:font-size-asian="9pt" style:font-weight-asian="normal" style:font-name-complex="CMR10" style:font-size-complex="9pt" style:font-weight-complex="normal"/>
    </style:style>
    <style:style style:name="P103" style:family="paragraph" style:parent-style-name="Standard" style:list-style-name="L5">
      <style:paragraph-properties fo:text-align="start" style:justify-single-word="false" style:text-autospace="none"/>
      <style:text-properties style:font-name="Courier New" fo:font-size="9pt" officeooo:paragraph-rsid="000f32f0" style:font-name-asian="CMR10" style:font-size-asian="9pt" style:font-name-complex="CMR10" style:font-size-complex="9pt"/>
    </style:style>
    <style:style style:name="P104" style:family="paragraph" style:parent-style-name="Standard" style:list-style-name="L16">
      <style:paragraph-properties fo:text-align="start" style:justify-single-word="false" style:text-autospace="none"/>
      <style:text-properties style:font-name="Courier New" fo:font-size="9pt" style:font-name-asian="CMR10" style:font-size-asian="9pt" style:font-name-complex="CMR10" style:font-size-complex="9pt"/>
    </style:style>
    <style:style style:name="P105" style:family="paragraph" style:parent-style-name="Standard" style:list-style-name="L5">
      <style:paragraph-properties style:text-autospace="none"/>
      <style:text-properties style:font-name="Courier New" fo:font-size="9pt" officeooo:paragraph-rsid="000f32f0" style:font-name-asian="CMR10" style:font-size-asian="9pt" style:font-name-complex="CMR10" style:font-size-complex="9pt"/>
    </style:style>
    <style:style style:name="P106" style:family="paragraph" style:parent-style-name="Standard">
      <style:paragraph-properties fo:text-align="start" style:justify-single-word="false" fo:background-color="#333333" style:text-autospace="none">
        <style:background-image/>
      </style:paragraph-properties>
      <style:text-properties style:font-name="Verdana2" fo:font-size="9pt" style:font-name-asian="CMTT10" style:font-size-asian="9pt" style:font-name-complex="CMTT10" style:font-size-complex="9pt"/>
    </style:style>
    <style:style style:name="P107" style:family="paragraph" style:parent-style-name="Standard">
      <style:paragraph-properties fo:text-align="start" style:justify-single-word="false" fo:background-color="#333333" style:text-autospace="none">
        <style:background-image/>
      </style:paragraph-properties>
      <style:text-properties style:font-name="Verdana2" fo:font-size="9pt" style:font-name-asian="CMR10" style:font-size-asian="9pt" style:font-name-complex="CMR10" style:font-size-complex="9pt"/>
    </style:style>
    <style:style style:name="P108" style:family="paragraph" style:parent-style-name="Standard">
      <style:paragraph-properties fo:background-color="#333333" style:text-autospace="none">
        <style:background-image/>
      </style:paragraph-properties>
      <style:text-properties style:font-name="Verdana2" fo:font-size="9pt" fo:font-weight="normal" officeooo:rsid="00201cc7" officeooo:paragraph-rsid="00201cc7" style:font-name-asian="CMTT10" style:font-size-asian="7.84999990463257pt" style:font-weight-asian="normal" style:font-name-complex="CMTT10" style:font-size-complex="9pt" style:font-weight-complex="normal"/>
    </style:style>
    <style:style style:name="P109" style:family="paragraph" style:parent-style-name="Standard">
      <style:paragraph-properties fo:text-align="start" style:justify-single-word="false" fo:background-color="#333333" style:text-autospace="none">
        <style:background-image/>
      </style:paragraph-properties>
      <style:text-properties style:font-name="Courier New" fo:font-size="9pt" officeooo:rsid="001a39c2" officeooo:paragraph-rsid="001a39c2" style:font-name-asian="CMTT10" style:font-size-asian="9pt" style:font-name-complex="CMTT10" style:font-size-complex="9pt"/>
    </style:style>
    <style:style style:name="P110" style:family="paragraph" style:parent-style-name="Standard">
      <style:paragraph-properties fo:text-align="start" style:justify-single-word="false" fo:background-color="#333333" style:text-autospace="none">
        <style:background-image/>
      </style:paragraph-properties>
      <style:text-properties style:font-name="Courier New" fo:font-size="9pt" style:font-name-asian="CMTT10" style:font-size-asian="9pt" style:font-name-complex="CMTT10" style:font-size-complex="9pt"/>
    </style:style>
    <style:style style:name="P111" style:family="paragraph" style:parent-style-name="Standard">
      <style:paragraph-properties fo:background-color="#333333" style:text-autospace="none">
        <style:background-image/>
      </style:paragraph-properties>
      <style:text-properties style:font-name="Courier New" fo:font-size="9pt" style:font-name-asian="CMTT10" style:font-size-asian="9pt" style:font-name-complex="CMTT10" style:font-size-complex="9pt"/>
    </style:style>
    <style:style style:name="P112" style:family="paragraph" style:parent-style-name="Standard">
      <style:paragraph-properties fo:background-color="#333333" style:text-autospace="none">
        <style:background-image/>
      </style:paragraph-properties>
      <style:text-properties fo:color="#9999ff" style:font-name="Courier New" fo:font-size="9pt" style:font-name-asian="CMTT10" style:font-size-asian="9pt" style:font-name-complex="CMTT10" style:font-size-complex="9pt"/>
    </style:style>
    <style:style style:name="P113" style:family="paragraph" style:parent-style-name="Text_20_body" style:list-style-name="L2">
      <style:paragraph-properties style:text-autospace="none"/>
      <style:text-properties style:font-name="Verdana2" fo:font-size="9pt" officeooo:paragraph-rsid="0004e27e" style:font-size-asian="9pt" style:font-size-complex="9pt"/>
    </style:style>
    <style:style style:name="P114" style:family="paragraph" style:parent-style-name="Text_20_body" style:list-style-name="L3">
      <style:text-properties style:font-name="Verdana2" fo:font-size="9pt" officeooo:paragraph-rsid="000cbae5" style:font-size-asian="9pt" style:font-size-complex="9pt"/>
    </style:style>
    <style:style style:name="P115" style:family="paragraph" style:parent-style-name="Text_20_body" style:list-style-name="L4">
      <style:text-properties style:font-name="Verdana2" fo:font-size="9pt" fo:font-weight="normal" officeooo:rsid="000cbae5" style:font-name-asian="CMR10" style:font-size-asian="9pt" style:font-weight-asian="normal" style:font-name-complex="CMR10" style:font-size-complex="9pt" style:font-weight-complex="normal"/>
    </style:style>
    <style:style style:name="P116" style:family="paragraph" style:parent-style-name="Text_20_body" style:list-style-name="L4">
      <style:text-properties style:font-name="Verdana2" fo:font-size="9pt" fo:font-weight="normal" officeooo:rsid="000cbae5" officeooo:paragraph-rsid="000cbae5" style:font-name-asian="CMR10" style:font-size-asian="9pt" style:font-weight-asian="normal" style:font-name-complex="CMR10" style:font-size-complex="9pt" style:font-weight-complex="normal"/>
    </style:style>
    <style:style style:name="P117" style:family="paragraph" style:parent-style-name="Text_20_body">
      <style:text-properties style:font-name="Verdana2" fo:font-size="9pt" fo:font-weight="normal" officeooo:rsid="000cbae5" officeooo:paragraph-rsid="000cbae5" style:font-name-asian="CMR10" style:font-size-asian="9pt" style:font-weight-asian="normal" style:font-name-complex="CMR10" style:font-size-complex="9pt" style:font-weight-complex="normal"/>
    </style:style>
    <style:style style:name="P118" style:family="paragraph" style:parent-style-name="Text_20_body" style:list-style-name="L4">
      <style:text-properties style:font-name="Verdana2" fo:font-size="9pt" fo:language="de" fo:country="DE" fo:font-weight="normal" officeooo:rsid="000e0181" officeooo:paragraph-rsid="000e0181" style:font-name-asian="CMR10" style:font-size-asian="9pt" style:font-weight-asian="normal" style:font-name-complex="CMR10" style:font-size-complex="9pt" style:font-weight-complex="normal"/>
    </style:style>
    <style:style style:name="P119" style:family="paragraph" style:parent-style-name="Text_20_body">
      <style:text-properties style:font-name="Verdana2" fo:font-size="9pt" officeooo:paragraph-rsid="000e0181" style:font-name-asian="CMR10" style:font-size-asian="9pt" style:font-name-complex="CMR10" style:font-size-complex="9pt"/>
    </style:style>
    <style:style style:name="P120" style:family="paragraph" style:parent-style-name="Text_20_body" style:list-style-name="L4">
      <style:text-properties style:font-name="Courier New" fo:font-size="9pt" fo:language="de" fo:country="DE" fo:font-weight="normal" officeooo:rsid="000e0181" officeooo:paragraph-rsid="000e0181" style:font-name-asian="CMR10" style:font-size-asian="9pt" style:font-weight-asian="normal" style:font-name-complex="CMR10" style:font-size-complex="9pt" style:font-weight-complex="normal"/>
    </style:style>
    <style:style style:name="P121" style:family="paragraph" style:parent-style-name="Heading_20_1">
      <style:paragraph-properties fo:break-before="page"/>
    </style:style>
    <style:style style:name="T1" style:family="text">
      <style:text-properties fo:font-weight="normal" officeooo:rsid="0003d9ac" style:font-weight-asian="normal" style:font-weight-complex="normal"/>
    </style:style>
    <style:style style:name="T2" style:family="text">
      <style:text-properties fo:font-weight="normal" officeooo:rsid="000e0181" style:font-weight-asian="normal" style:font-weight-complex="normal"/>
    </style:style>
    <style:style style:name="T3" style:family="text">
      <style:text-properties fo:font-weight="normal" officeooo:rsid="000e84ac" style:font-weight-asian="normal" style:font-weight-complex="normal"/>
    </style:style>
    <style:style style:name="T4" style:family="text">
      <style:text-properties fo:font-weight="normal" officeooo:rsid="000f32f0" style:font-weight-asian="normal" style:font-weight-complex="normal"/>
    </style:style>
    <style:style style:name="T5" style:family="text">
      <style:text-properties fo:font-weight="normal" officeooo:rsid="000f5423" style:font-weight-asian="normal" style:font-weight-complex="normal"/>
    </style:style>
    <style:style style:name="T6" style:family="text">
      <style:text-properties fo:font-weight="normal" officeooo:rsid="002c80b1" style:font-weight-asian="normal" style:font-weight-complex="normal"/>
    </style:style>
    <style:style style:name="T7" style:family="text">
      <style:text-properties fo:font-weight="normal" officeooo:rsid="003ce511" style:font-weight-asian="normal" style:font-weight-complex="normal"/>
    </style:style>
    <style:style style:name="T8" style:family="text">
      <style:text-properties fo:font-weight="normal" officeooo:rsid="0003d9ac" style:font-name-asian="CMR10" style:font-weight-asian="normal" style:font-name-complex="CMR10" style:font-weight-complex="normal"/>
    </style:style>
    <style:style style:name="T9" style:family="text">
      <style:text-properties fo:font-weight="normal" officeooo:rsid="0004e27e" style:font-name-asian="CMR10" style:font-weight-asian="normal" style:font-name-complex="CMR10" style:font-weight-complex="normal"/>
    </style:style>
    <style:style style:name="T10" style:family="text">
      <style:text-properties fo:font-weight="normal" officeooo:rsid="000cbae5" style:font-name-asian="CMR10" style:font-weight-asian="normal" style:font-name-complex="CMR10" style:font-weight-complex="normal"/>
    </style:style>
    <style:style style:name="T11" style:family="text">
      <style:text-properties fo:font-weight="normal" officeooo:rsid="000e0181" style:font-name-asian="CMR10" style:font-weight-asian="normal" style:font-name-complex="CMR10" style:font-weight-complex="normal"/>
    </style:style>
    <style:style style:name="T12" style:family="text">
      <style:text-properties style:font-name="Verdana2"/>
    </style:style>
    <style:style style:name="T13" style:family="text">
      <style:text-properties style:font-name="Verdana2" officeooo:rsid="0019af81"/>
    </style:style>
    <style:style style:name="T14" style:family="text">
      <style:text-properties style:font-name-asian="CMR10" style:font-name-complex="CMR10"/>
    </style:style>
    <style:style style:name="T15" style:family="text">
      <style:text-properties officeooo:rsid="000cbae5" style:font-name-asian="CMR10" style:font-name-complex="CMR10"/>
    </style:style>
    <style:style style:name="T16" style:family="text">
      <style:text-properties officeooo:rsid="0024b95c" style:font-name-asian="CMR10" style:font-name-complex="CMR10"/>
    </style:style>
    <style:style style:name="T17" style:family="text">
      <style:text-properties officeooo:rsid="0004e27e"/>
    </style:style>
    <style:style style:name="T18" style:family="text">
      <style:text-properties fo:font-style="italic" officeooo:rsid="0004e27e"/>
    </style:style>
    <style:style style:name="T19" style:family="text">
      <style:text-properties officeooo:rsid="000a0abf"/>
    </style:style>
    <style:style style:name="T20" style:family="text">
      <style:text-properties officeooo:rsid="000bfb46"/>
    </style:style>
    <style:style style:name="T21" style:family="text">
      <style:text-properties style:font-name="Lucida Console1" fo:language="de" fo:country="DE" fo:font-weight="normal" officeooo:rsid="000cbae5" style:font-name-asian="Lucida Console1" style:font-weight-asian="normal" style:font-name-complex="Lucida Console1" style:font-weight-complex="normal"/>
    </style:style>
    <style:style style:name="T22" style:family="text">
      <style:text-properties officeooo:rsid="000e0181"/>
    </style:style>
    <style:style style:name="T23" style:family="text">
      <style:text-properties fo:language="de" fo:country="DE" fo:font-weight="normal" officeooo:rsid="000e0181" style:font-weight-asian="normal" style:font-weight-complex="normal"/>
    </style:style>
    <style:style style:name="T24" style:family="text">
      <style:text-properties fo:language="de" fo:country="DE" fo:font-weight="normal" officeooo:rsid="0003d9ac" style:font-weight-asian="normal" style:font-weight-complex="normal"/>
    </style:style>
    <style:style style:name="T25" style:family="text">
      <style:text-properties officeooo:rsid="000f32f0"/>
    </style:style>
    <style:style style:name="T26" style:family="text">
      <style:text-properties officeooo:rsid="0012c4a3"/>
    </style:style>
    <style:style style:name="T27" style:family="text">
      <style:text-properties officeooo:rsid="00143532"/>
    </style:style>
    <style:style style:name="T28" style:family="text">
      <style:text-properties style:font-name="Courier New"/>
    </style:style>
    <style:style style:name="T29" style:family="text">
      <style:text-properties style:font-name="Courier New" fo:font-style="normal" style:font-style-asian="normal" style:font-style-complex="normal"/>
    </style:style>
    <style:style style:name="T30" style:family="text">
      <style:text-properties style:font-name="Courier New" officeooo:rsid="0004e27e"/>
    </style:style>
    <style:style style:name="T31" style:family="text">
      <style:text-properties style:font-name="Courier New" officeooo:rsid="000a0abf"/>
    </style:style>
    <style:style style:name="T32" style:family="text">
      <style:text-properties style:font-name="Courier New" officeooo:rsid="000bfb46"/>
    </style:style>
    <style:style style:name="T33" style:family="text">
      <style:text-properties style:font-name="Courier New" fo:language="de" fo:country="DE" fo:font-weight="normal" officeooo:rsid="000cbae5" style:font-name-asian="Lucida Console1" style:font-weight-asian="normal" style:font-name-complex="Lucida Console1" style:font-weight-complex="normal"/>
    </style:style>
    <style:style style:name="T34" style:family="text">
      <style:text-properties style:font-name="Courier New" fo:language="de" fo:country="DE" fo:font-weight="normal" officeooo:rsid="000e0181" style:font-name-asian="Lucida Console1" style:font-weight-asian="normal" style:font-name-complex="Lucida Console1" style:font-weight-complex="normal"/>
    </style:style>
    <style:style style:name="T35" style:family="text">
      <style:text-properties style:font-name="Courier New" fo:language="de" fo:country="DE" fo:font-weight="normal" officeooo:rsid="004a34a2" style:font-name-asian="Lucida Console1" style:font-weight-asian="normal" style:font-name-complex="Lucida Console1" style:font-weight-complex="normal"/>
    </style:style>
    <style:style style:name="T36" style:family="text">
      <style:text-properties style:font-name="Courier New" fo:language="de" fo:country="DE" fo:font-weight="normal" officeooo:rsid="000e0181" style:font-weight-asian="normal" style:font-weight-complex="normal"/>
    </style:style>
    <style:style style:name="T37" style:family="text">
      <style:text-properties style:font-name="Courier New" officeooo:rsid="001c7754"/>
    </style:style>
    <style:style style:name="T38" style:family="text">
      <style:text-properties style:font-name="Courier New" officeooo:rsid="001d9d6e"/>
    </style:style>
    <style:style style:name="T39" style:family="text">
      <style:text-properties style:font-name="Courier New" officeooo:rsid="001e81aa"/>
    </style:style>
    <style:style style:name="T40" style:family="text">
      <style:text-properties style:font-name="Courier New" officeooo:rsid="00208031"/>
    </style:style>
    <style:style style:name="T41" style:family="text">
      <style:text-properties style:font-name="Courier New" officeooo:rsid="002132fa"/>
    </style:style>
    <style:style style:name="T42" style:family="text">
      <style:text-properties style:font-name="Courier New" officeooo:rsid="0022bc92"/>
    </style:style>
    <style:style style:name="T43" style:family="text">
      <style:text-properties style:font-name="Courier New" officeooo:rsid="0022eb9b"/>
    </style:style>
    <style:style style:name="T44" style:family="text">
      <style:text-properties style:font-name="Courier New" officeooo:rsid="00400731"/>
    </style:style>
    <style:style style:name="T45" style:family="text">
      <style:text-properties officeooo:rsid="0019af81"/>
    </style:style>
    <style:style style:name="T46" style:family="text">
      <style:text-properties officeooo:rsid="001a39c2"/>
    </style:style>
    <style:style style:name="T47" style:family="text">
      <style:text-properties officeooo:rsid="001c1bb9"/>
    </style:style>
    <style:style style:name="T48" style:family="text">
      <style:text-properties officeooo:rsid="001c7754"/>
    </style:style>
    <style:style style:name="T49" style:family="text">
      <style:text-properties officeooo:rsid="001d9d6e"/>
    </style:style>
    <style:style style:name="T50" style:family="text">
      <style:text-properties officeooo:rsid="001e81aa"/>
    </style:style>
    <style:style style:name="T51" style:family="text">
      <style:text-properties officeooo:rsid="00201cc7"/>
    </style:style>
    <style:style style:name="T52" style:family="text">
      <style:text-properties officeooo:rsid="00208031"/>
    </style:style>
    <style:style style:name="T53" style:family="text">
      <style:text-properties officeooo:rsid="002132fa"/>
    </style:style>
    <style:style style:name="T54" style:family="text">
      <style:text-properties officeooo:rsid="0022bc92"/>
    </style:style>
    <style:style style:name="T55" style:family="text">
      <style:text-properties officeooo:rsid="0022eb9b"/>
    </style:style>
    <style:style style:name="T56" style:family="text">
      <style:text-properties style:font-name-asian="CMSSBX10" style:font-name-complex="CMSSBX10"/>
    </style:style>
    <style:style style:name="T57" style:family="text">
      <style:text-properties officeooo:rsid="00258925" style:font-name-asian="CMSSBX10" style:font-name-complex="CMSSBX10"/>
    </style:style>
    <style:style style:name="T58" style:family="text">
      <style:text-properties officeooo:rsid="0024b95c"/>
    </style:style>
    <style:style style:name="T59" style:family="text">
      <style:text-properties officeooo:rsid="00258925"/>
    </style:style>
    <style:style style:name="T60" style:family="text">
      <style:text-properties officeooo:rsid="0026329c"/>
    </style:style>
    <style:style style:name="T61" style:family="text">
      <style:text-properties officeooo:rsid="00298c2d"/>
    </style:style>
    <style:style style:name="T62" style:family="text">
      <style:text-properties officeooo:rsid="002aa390"/>
    </style:style>
    <style:style style:name="T63" style:family="text">
      <style:text-properties officeooo:rsid="002c80b1"/>
    </style:style>
    <style:style style:name="T64" style:family="text">
      <style:text-properties officeooo:rsid="002da87b"/>
    </style:style>
    <style:style style:name="T65" style:family="text">
      <style:text-properties officeooo:rsid="002ded2f"/>
    </style:style>
    <style:style style:name="T66" style:family="text">
      <style:text-properties officeooo:rsid="002f3ee5"/>
    </style:style>
    <style:style style:name="T67" style:family="text">
      <style:text-properties officeooo:rsid="00310419"/>
    </style:style>
    <style:style style:name="T68" style:family="text">
      <style:text-properties officeooo:rsid="0003d9ac"/>
    </style:style>
    <style:style style:name="T69" style:family="text">
      <style:text-properties fo:font-size="16pt" fo:font-weight="normal" officeooo:rsid="00201cc7" style:font-name-asian="CMSSBX10" style:font-size-asian="16pt" style:font-weight-asian="normal" style:font-name-complex="CMSSBX10" style:font-size-complex="16pt" style:font-weight-complex="normal"/>
    </style:style>
    <style:style style:name="T70" style:family="text">
      <style:text-properties fo:font-size="16pt" fo:font-weight="normal" officeooo:rsid="0029dad9" style:font-name-asian="CMSSBX10" style:font-size-asian="16pt" style:font-weight-asian="normal" style:font-name-complex="CMSSBX10" style:font-size-complex="16pt" style:font-weight-complex="normal"/>
    </style:style>
    <style:style style:name="T71" style:family="text">
      <style:text-properties officeooo:rsid="003ce511"/>
    </style:style>
    <style:style style:name="T72" style:family="text">
      <style:text-properties officeooo:rsid="003e93b8"/>
    </style:style>
    <style:style style:name="T73" style:family="text">
      <style:text-properties officeooo:rsid="00400731"/>
    </style:style>
    <style:style style:name="T74" style:family="text">
      <style:text-properties officeooo:rsid="0041d270"/>
    </style:style>
    <style:style style:name="T75" style:family="text">
      <style:text-properties fo:color="#cccccc"/>
    </style:style>
    <style:style style:name="T76" style:family="text">
      <style:text-properties fo:color="#cccccc" style:font-name="Courier New"/>
    </style:style>
    <style:style style:name="T77" style:family="text">
      <style:text-properties fo:color="#9999ff"/>
    </style:style>
    <style:style style:name="T78" style:family="text">
      <style:text-properties fo:color="#9999ff" style:font-name="Courier New"/>
    </style:style>
    <style:style style:name="T79" style:family="text">
      <style:text-properties fo:color="#9999ff" officeooo:rsid="0044346e"/>
    </style:style>
    <style:style style:name="T80" style:family="text">
      <style:text-properties fo:color="#ffff00"/>
    </style:style>
    <style:style style:name="T81" style:family="text">
      <style:text-properties fo:color="#3deb3d"/>
    </style:style>
    <style:style style:name="T82" style:family="text">
      <style:text-properties fo:color="#3deb3d" style:font-name="Courier New"/>
    </style:style>
    <style:style style:name="T83" style:family="text">
      <style:text-properties fo:color="#3deb3d" officeooo:rsid="0046062c"/>
    </style:style>
    <style:style style:name="T84" style:family="text">
      <style:text-properties fo:color="#ff8080"/>
    </style:style>
    <style:style style:name="T85" style:family="text">
      <style:text-properties fo:color="#0099ff"/>
    </style:style>
    <style:style style:name="T86" style:family="text">
      <style:text-properties officeooo:rsid="0044346e"/>
    </style:style>
    <style:style style:name="T87" style:family="text">
      <style:text-properties fo:color="#99ccff"/>
    </style:style>
    <style:style style:name="T88" style:family="text">
      <style:text-properties officeooo:rsid="0046062c"/>
    </style:style>
    <style:style style:name="T89" style:family="text">
      <style:text-properties style:font-name="Courier New"/>
    </style:style>
    <style:style style:name="T90" style:family="text">
      <style:text-properties style:font-name="Courier New" officeooo:rsid="004891c5"/>
    </style:style>
    <style:style style:name="T91" style:family="text">
      <style:text-properties officeooo:rsid="004891c5"/>
    </style:style>
    <style:style style:name="T92"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7"/>
      <text:p text:style-name="P62">Luadch Manual</text:p>
      <text:p text:style-name="P32"/>
      <text:p text:style-name="P47">by pulsar</text:p>
      <text:p text:style-name="P100">July 8, 2015</text:p>
      <text:p text:style-name="P100"/>
      <text:p text:style-name="P101"><text:span text:style-name="T88">(based on the manual by blastbeat on October 18, 2008)</text:span></text:p>
      <text:h text:style-name="P121" text:outline-level="1">C<text:span text:style-name="T67">ONTENTS</text:span></text:h>
      <text:p text:style-name="P2"/>
      <text:p text:style-name="P40">1 <text:s/>Installation<text:span text:style-name="T14"> <text:s text:c="2"/></text:span><text:span text:style-name="T16"><text:s text:c="60"/></text:span>3</text:p>
      <text:p text:style-name="P44"><text:tab/>1.1 <text:s/><text:span text:style-name="T58">Hardware </text:span>Requirements <text:s/>. . . . . . . . . . . . . . . . . . . . . . 3</text:p>
      <text:p text:style-name="P45"><text:tab/>1.2 <text:s/><text:span text:style-name="T58">Software </text:span>Requirements <text:s/>. . . . . . . . . . . . . . . . . . . . . . 3</text:p>
      <text:p text:style-name="P44"><text:tab/>1.3 <text:s/>Windows Installation . . . . . . . . . . . . . . . . . . . . . . . 3</text:p>
      <text:p text:style-name="P44"><text:tab/><text:tab/>1.3.1 <text:s/>Binary . . . . . . . . . . . . . . . . . . . . . . . . . . 3</text:p>
      <text:p text:style-name="P45"><text:tab/><text:tab/>1.3.2 <text:s/>Compiling <text:s/>. . . . . . . . . . . . . . . . . . . . . . . . 3</text:p>
      <text:p text:style-name="P44"><text:tab/>1.4 <text:s/>Linux / Unix Installation <text:s/>. . . . . . . . . . . . . . . . . . . . 4</text:p>
      <text:p text:style-name="P45"><text:tab/><text:tab/>1.4.1 <text:s/>Compiling <text:s/>. . . . . . . . . . . . . . . . . . . . . . . . 4</text:p>
      <text:p text:style-name="P44"><text:tab/><text:tab/>1.4.2 <text:s/>Installation . . . . . . . . . . . . . . . . . . . . . . . 4</text:p>
      <text:p text:style-name="P44"/>
      <text:p text:style-name="P39">2 <text:s/>Con<text:span text:style-name="T63">fi</text:span>guration <text:s text:c="3"/><text:span text:style-name="T58"><text:s text:c="57"/></text:span><text:s/>4</text:p>
      <text:p text:style-name="P44"><text:tab/>2.1 <text:s/>Getting started <text:s/>. . . . . . . . . . . . . . . . . . . . . . . . . 4</text:p>
      <text:p text:style-name="P44"><text:tab/>2.2 <text:s/>Directory Overview . . . . . . . . . . . . . . . . . . . . . . . . <text:span text:style-name="T58">5</text:span></text:p>
      <text:p text:style-name="P44"><text:tab/>2.3 <text:s/>UTF8 Notes . . . . . . . . . . . . . . . . . . . . . . . . . . . . 5</text:p>
      <text:p text:style-name="P44"><text:tab/>2.4 <text:s/>The cfg.tbl <text:s/>. . . . . . . . . . . . . . . . . . . . . . . . . . . 5</text:p>
      <text:p text:style-name="P44"><text:tab/>2.5 <text:s/>The user.tbl . . . . . . . . . . . . . . . . . . . . . . . . . . . 5</text:p>
      <text:p text:style-name="P44"><text:tab/>2.6 <text:s/>Advanced con<text:span text:style-name="T63">fi</text:span>guration . . . . . . . . . . . . . . . . . . . . . . 6</text:p>
      <text:p text:style-name="P44"><text:tab/><text:tab/>2.6.1 <text:s/>Using ADCS . . . . . . . . . . . . . . . . . . . . . . . . 6</text:p>
      <text:p text:style-name="P44"><text:tab/><text:tab/>2.6.2 <text:s/>Using Scripts <text:s/>. . . . . . . . . . . . . . . . . . . . . . 6</text:p>
      <text:p text:style-name="P44"><text:tab/><text:tab/>2.6.3 <text:s/>Language Files . . . . . . . . . . . . . . . . . . . . . . <text:span text:style-name="T59">6</text:span></text:p>
      <text:p text:style-name="P42"/>
      <text:p text:style-name="P39">3 <text:s/>Running Luadch <text:s text:c="60"/>7</text:p>
      <text:p text:style-name="P46"><text:tab/>3.1 <text:s/>General Notes / <text:span text:style-name="T59">HowTo <text:s/>. . . . </text:span>. . . . . . . . . . . . . . . . . . 7</text:p>
      <text:p text:style-name="P44"><text:tab/>3.2 <text:s/>Hub Commands . . . . . . . . . . . . . . . . . . . . . . . . . . . 7</text:p>
      <text:p text:style-name="P42"/>
      <text:p text:style-name="P39">4 <text:s/>Scripting <text:s text:c="65"/>8</text:p>
      <text:p text:style-name="P44"><text:tab/>4.1 <text:s/>Conventions <text:s/>. . . . . . . . . . . . . . . . . . . . . . . . . . . 8</text:p>
      <text:p text:style-name="P44"><text:tab/>4.2 <text:s/>Data Types . . . . . . . . . . . . . . . . . . . . . . . . . . . . <text:span text:style-name="T59">8</text:span></text:p>
      <text:p text:style-name="P44"><text:tab/>4.3 <text:s/>Listeners <text:s/>. . . . . . . . . . . . . . . . . . . . . . . . . . . . <text:span text:style-name="T59">8</text:span></text:p>
      <text:p text:style-name="P44"><text:tab/>4.4 <text:s/>Script Modules . . . . . . . . . . . . . . . . . . . . . . . . . . 9</text:p>
      <text:p text:style-name="P43"/>
      <text:p text:style-name="P41"><text:span text:style-name="T56">5 <text:s/>Links <text:s text:c="69"/></text:span><text:span text:style-name="T57">9</text:span></text:p>
      <text:h text:style-name="P121" text:outline-level="1">1 <text:s/>INSTALLATION</text:h>
      <text:h text:style-name="Heading_20_2" text:outline-level="2"><text:span text:style-name="T68">1.1 <text:s/></text:span><text:span text:style-name="T17">Hardware </text:span><text:span text:style-name="T68">Requirements</text:span></text:h>
      <text:p text:style-name="P18"/>
      <text:p text:style-name="P3"><text:span text:style-name="T8">The hardware </text:span><text:span text:style-name="T14">requirements will depend on the usage of the hub; high user counts will require more CPU, RAM and bandwidth. For 100 users, the following should suce:</text:span></text:p>
      <text:p text:style-name="P18"/>
      <text:list xml:id="list26654260" text:style-name="L1">
        <text:list-item>
          <text:p text:style-name="P63">128 MB RAM</text:p>
        </text:list-item>
        <text:list-item>
          <text:p text:style-name="P83">500 MHz CPU</text:p>
        </text:list-item>
        <text:list-item>
          <text:p text:style-name="P90">broadband connection with 128 kbit/s upstream</text:p>
        </text:list-item>
      </text:list>
      <text:p text:style-name="P11"/>
      <text:h text:style-name="Heading_20_2" text:outline-level="2"><text:span text:style-name="T8">1.</text:span><text:span text:style-name="T9">2</text:span><text:span text:style-name="T8"> <text:s/></text:span><text:span text:style-name="T9">Software </text:span><text:span text:style-name="T8">Requirements</text:span></text:h>
      <text:p text:style-name="P65"/>
      <text:p text:style-name="P79">Luadch was tested on:</text:p>
      <text:p text:style-name="P79"/>
      <text:p text:style-name="P64">Windows XP, Windows Vista, Windows 7, Windows 8, Windows 8.1, Windows 10, Windows <text:span text:style-name="T63">Server </text:span>2003, Windows <text:span text:style-name="T63">Server </text:span>2008, Windows <text:span text:style-name="T63">Server </text:span>2012, Debian, Ubuntu, FreeBSD, OpenBSD, Linux Mint, CentOS, Red Hat, Busybox (Synology, QNAP, ASUS O!Play), Raspbian (Raspberry Pi B, B+, v2)</text:p>
      <text:p text:style-name="P64"/>
      <text:p text:style-name="P52">Linux / Unix:</text:p>
      <text:list xml:id="list26655902" text:style-name="L2">
        <text:list-item>
          <text:p text:style-name="P113"><text:span text:style-name="T18">Package: </text:span><text:span text:style-name="T29">openssl</text:span></text:p>
          <text:list>
            <text:list-item>
              <text:p text:style-name="P113"><text:span text:style-name="T17">to run </text:span><text:span text:style-name="T19">encrypted </text:span><text:span text:style-name="T17">with '</text:span><text:span text:style-name="T30">adcs://</text:span><text:span text:style-name="T17">'</text:span></text:p>
            </text:list-item>
            <text:list-item>
              <text:p text:style-name="P113">to generate certificates</text:p>
            </text:list-item>
          </text:list>
        </text:list-item>
      </text:list>
      <text:p text:style-name="P48"/>
      <text:p text:style-name="P48">Windows:</text:p>
      <text:list xml:id="list26656061" text:style-name="L3">
        <text:list-item>
          <text:p text:style-name="P114"><text:span text:style-name="T19">Windows builds includ</text:span><text:span text:style-name="T63">ing</text:span><text:span text:style-name="T19"> OpenSSL libs to run encrypted with '</text:span><text:span text:style-name="T31">adcs://</text:span><text:span text:style-name="T19">', </text:span><text:span text:style-name="T15">no further installation of OpenSSL is required.</text:span></text:p>
        </text:list-item>
      </text:list>
      <text:p text:style-name="P31"/>
      <text:h text:style-name="Heading_20_2" text:outline-level="2">1.3 <text:s/>Windows Installation</text:h>
      <text:h text:style-name="Heading_20_3" text:outline-level="3">1.3.1 <text:s/>Binary</text:h>
      <text:p text:style-name="P98"/>
      <text:p text:style-name="P4">Download Luadch binaries from Sourceforge:</text:p>
      <text:p text:style-name="P4"/>
      <text:p text:style-name="P34"><text:span text:style-name="T20"><text:tab/></text:span><text:a xlink:type="simple" xlink:href="http://luadch.sourceforge.net/"><text:span text:style-name="T32">http://luadch.sourceforge.net/</text:span></text:a></text:p>
      <text:p text:style-name="P5"/>
      <text:p text:style-name="P4">Unzip the archive somewhere, no further installation is needed.</text:p>
      <text:p text:style-name="P4"/>
      <text:h text:style-name="Heading_20_3" text:outline-level="3">1.3.2 <text:s/>Compiling</text:h>
      <text:p text:style-name="P98"/>
      <text:p text:style-name="P53">Install:</text:p>
      <text:list xml:id="list26669428" text:style-name="L4">
        <text:list-item>
          <text:p text:style-name="P115">OpenSSL with PATH environment</text:p>
        </text:list-item>
        <text:list-item>
          <text:p text:style-name="P116">MinGW</text:p>
          <text:list>
            <text:list-item>
              <text:p text:style-name="P116">GCC</text:p>
            </text:list-item>
            <text:list-item>
              <text:p text:style-name="P116">G++</text:p>
            </text:list-item>
          </text:list>
        </text:list-item>
      </text:list>
      <text:p text:style-name="P54"/>
      <text:p text:style-name="P54"><text:soft-page-break/>Download Source:</text:p>
      <text:p text:style-name="P49"><text:span text:style-name="T10"><text:tab/></text:span><text:a xlink:type="simple" xlink:href="https://svn.code.sf.net/p/luadch/code"><text:span text:style-name="T33">https://svn.code.sf.net/p/luadch/code</text:span></text:a></text:p>
      <text:p text:style-name="P59"/>
      <text:p text:style-name="P56">Compile Source with:</text:p>
      <text:p text:style-name="P50"><text:span text:style-name="T21"><text:tab/></text:span><text:span text:style-name="T34">compile_with_mingw.bat</text:span></text:p>
      <text:p text:style-name="P61"/>
      <text:p text:style-name="P51"><text:span text:style-name="T23">The compiled hub can be found in the folder '</text:span><text:span text:style-name="T36">build_mingw</text:span><text:span text:style-name="T23">'.</text:span></text:p>
      <text:p text:style-name="P51"><text:span text:style-name="T23"/></text:p>
      <text:h text:style-name="Heading_20_2" text:outline-level="2"><text:span text:style-name="T1">1.</text:span><text:span text:style-name="T2">4</text:span><text:span text:style-name="T1"> <text:s/></text:span><text:span text:style-name="T2">Linux / Unix</text:span><text:span text:style-name="T1"> Installation</text:span></text:h>
      <text:h text:style-name="Heading_20_3" text:outline-level="3">1.<text:span text:style-name="T22">4</text:span>.1 <text:s/>Binary</text:h>
      <text:p text:style-name="P99"/>
      <text:p text:style-name="P6">Download Luadch binaries from Sourceforge:</text:p>
      <text:p text:style-name="P6"/>
      <text:p text:style-name="P35"><text:span text:style-name="T20"><text:tab/></text:span><text:a xlink:type="simple" xlink:href="http://luadch.sourceforge.net/"><text:span text:style-name="T32">http://luadch.sourceforge.net/</text:span></text:a></text:p>
      <text:p text:style-name="P6"/>
      <text:p text:style-name="P6"/>
      <text:p text:style-name="P6">Unzip the archive somewhere, no further installation is needed.</text:p>
      <text:p text:style-name="P6"/>
      <text:h text:style-name="Heading_20_3" text:outline-level="3">1.<text:span text:style-name="T22">4</text:span>.2 <text:s/>Compiling</text:h>
      <text:p text:style-name="P99"/>
      <text:p text:style-name="P50"><text:span text:style-name="T10">Install </text:span><text:span text:style-name="T11">Package</text:span><text:span text:style-name="T10">:</text:span></text:p>
      <text:list xml:id="list29421092" text:continue-numbering="true" text:style-name="L4">
        <text:list-item>
          <text:p text:style-name="P118"><text:span text:style-name="T28">openssl-dev</text:span> <text:s/>or <text:s/><text:span text:style-name="T28">libssl-dev</text:span></text:p>
        </text:list-item>
        <text:list-item>
          <text:p text:style-name="P120">gcc</text:p>
        </text:list-item>
      </text:list>
      <text:p text:style-name="P58"/>
      <text:p text:style-name="P55">Download Source:</text:p>
      <text:p text:style-name="P50"><text:span text:style-name="T10"><text:tab/></text:span><text:a xlink:type="simple" xlink:href="https://svn.code.sf.net/p/luadch/code"><text:span text:style-name="T33">https://svn.code.sf.net/p/luadch/code</text:span></text:a></text:p>
      <text:p text:style-name="P60"/>
      <text:p text:style-name="P57">Compile Source with:</text:p>
      <text:p text:style-name="P50"><text:span text:style-name="T21"><text:tab/></text:span><text:span text:style-name="T34">compile_with_gcc.</text:span><text:span text:style-name="T35">sh</text:span></text:p>
      <text:p text:style-name="P61"/>
      <text:p text:style-name="P58">The compiled hub can be found in the folder '<text:span text:style-name="T28">build_gcc</text:span>'.</text:p>
      <text:p text:style-name="P58"/>
      <text:p text:style-name="Heading"><text:span text:style-name="T3">2</text:span><text:span text:style-name="T1"> <text:s/></text:span><text:span text:style-name="T3">CONFIGURATION</text:span></text:p>
      <text:h text:style-name="Heading_20_2" text:outline-level="2"><text:span text:style-name="T3">2</text:span><text:span text:style-name="T1">.1 <text:s/></text:span><text:span text:style-name="T3">Getting starte</text:span><text:span text:style-name="T6">d</text:span></text:h>
      <text:p text:style-name="P82"/>
      <text:p text:style-name="P12"><text:span text:style-name="T24">First of all, to run an ADC hub, you will need some basic knowledge about ADC. You </text:span>should know what <text:span text:style-name="T28">SID, PID, CID</text:span> and <text:span text:style-name="T28">TIGR</text:span> means. Learn more about ADC here:</text:p>
      <text:p text:style-name="P12"/>
      <text:p text:style-name="P33"><text:tab/><text:a xlink:type="simple" xlink:href="http://adc.sourceforge.net/ADC.html"><text:span text:style-name="T28">http://adc.sourceforge.net/ADC.html</text:span></text:a></text:p>
      <text:p text:style-name="P4"/>
      <text:p text:style-name="P4"/>
      <text:p text:style-name="P4">You don't have to read or understand the whole thing, but you should know the differences of the <text:soft-page-break/>addressed issues. The next step would be some knowledge about the programming language Lua. It isn't necessary but very helpful, because Luadch is written in Lua.</text:p>
      <text:p text:style-name="P4">Some useful links for Lua:</text:p>
      <text:p text:style-name="P17"/>
      <text:p text:style-name="P33"><text:tab/><text:a xlink:type="simple" xlink:href="http://www.lua.org/"><text:span text:style-name="T28">http://www.lua.org</text:span></text:a></text:p>
      <text:p text:style-name="P36"><text:span text:style-name="T28"><text:tab/></text:span><text:a xlink:type="simple" xlink:href="http://lua-users.org/"><text:span text:style-name="T28">http://lua-users.org</text:span></text:a></text:p>
      <text:p text:style-name="P36"/>
      <text:h text:style-name="Heading_20_2" text:outline-level="2"><text:span text:style-name="T3">2</text:span><text:span text:style-name="T1">.</text:span><text:span text:style-name="T5">2</text:span><text:span text:style-name="T1"> <text:s/></text:span><text:span text:style-name="T3">Directory Overview</text:span></text:h>
      <text:p text:style-name="P19"/>
      <text:list xml:id="list26680955" text:style-name="L5">
        <text:list-item>
          <text:p text:style-name="P102">cfg/</text:p>
          <text:list>
            <text:list-item>
              <text:p text:style-name="P91"><text:span text:style-name="T4">cfg.tbl - </text:span><text:span text:style-name="T3">contains the con</text:span><text:span text:style-name="T7">fi</text:span><text:span text:style-name="T3">guration</text:span></text:p>
            </text:list-item>
            <text:list-item>
              <text:p text:style-name="P91"><text:span text:style-name="T4">u</text:span><text:span text:style-name="T3">ser.tbl –</text:span><text:span text:style-name="T4"> user database</text:span></text:p>
            </text:list-item>
          </text:list>
        </text:list-item>
      </text:list>
      <text:p text:style-name="P7"/>
      <text:list xml:id="list29433758" text:continue-numbering="true" text:style-name="L5">
        <text:list-item>
          <text:p text:style-name="P103">core/</text:p>
          <text:list>
            <text:list-item>
              <text:p text:style-name="P84">contains the basic hub logic</text:p>
            </text:list-item>
          </text:list>
        </text:list-item>
      </text:list>
      <text:p text:style-name="P7"/>
      <text:list xml:id="list29436091" text:continue-numbering="true" text:style-name="L5">
        <text:list-item>
          <text:p text:style-name="P103">scripts/</text:p>
          <text:list>
            <text:list-item>
              <text:p text:style-name="P84">contains optional user scripts</text:p>
            </text:list-item>
          </text:list>
        </text:list-item>
      </text:list>
      <text:p text:style-name="P7"/>
      <text:list xml:id="list29409748" text:continue-numbering="true" text:style-name="L5">
        <text:list-item>
          <text:p text:style-name="P103">scripts/lang/</text:p>
          <text:list>
            <text:list-item>
              <text:p text:style-name="P84">contains optional lang <text:span text:style-name="T25">fi</text:span>les for the scripts</text:p>
            </text:list-item>
          </text:list>
        </text:list-item>
      </text:list>
      <text:p text:style-name="P7"/>
      <text:list xml:id="list29423027" text:continue-numbering="true" text:style-name="L5">
        <text:list-item>
          <text:p text:style-name="P103">log/</text:p>
          <text:list>
            <text:list-item>
              <text:p text:style-name="P84">contains log <text:span text:style-name="T25">fi</text:span>les</text:p>
            </text:list-item>
          </text:list>
        </text:list-item>
      </text:list>
      <text:p text:style-name="P7"/>
      <text:list xml:id="list29411366" text:continue-numbering="true" text:style-name="L5">
        <text:list-item>
          <text:p text:style-name="P103">lib/</text:p>
          <text:list>
            <text:list-item>
              <text:p text:style-name="P84">contains library <text:span text:style-name="T25">fi</text:span>les</text:p>
            </text:list-item>
          </text:list>
        </text:list-item>
      </text:list>
      <text:p text:style-name="P7"/>
      <text:list xml:id="list29426817" text:continue-numbering="true" text:style-name="L5">
        <text:list-item>
          <text:p text:style-name="P103">certs/</text:p>
          <text:list>
            <text:list-item>
              <text:p text:style-name="P84">contains your certi<text:span text:style-name="T71">fi</text:span>cates</text:p>
            </text:list-item>
          </text:list>
        </text:list-item>
      </text:list>
      <text:p text:style-name="P7"/>
      <text:list xml:id="list29424501" text:continue-numbering="true" text:style-name="L5">
        <text:list-item>
          <text:p text:style-name="P105">lang/</text:p>
          <text:list>
            <text:list-item>
              <text:p text:style-name="P91">contains language <text:span text:style-name="T25">fi</text:span>les for the hub core</text:p>
            </text:list-item>
          </text:list>
        </text:list-item>
      </text:list>
      <text:p text:style-name="P19"/>
      <text:p text:style-name="P19"/>
      <text:h text:style-name="Heading_20_2" text:outline-level="2">2.3 <text:s/>UTF8 Notes</text:h>
      <text:p text:style-name="P81"/>
      <text:p text:style-name="P4">All user <text:span text:style-name="T26">fi</text:span>les, scripts <text:span text:style-name="T72">and</text:span> settings in Luadch must be UTF8 encoded. So make sure to save your <text:span text:style-name="T26">fi</text:span>les in UTF8 mode, because at the moment Luadch will only complain about non UTF8 strings, but not convert them.</text:p>
      <text:p text:style-name="P19"/>
      <text:h text:style-name="Heading_20_2" text:outline-level="2">2.4 <text:s/>The cfg.tbl</text:h>
      <text:p text:style-name="P81"/>
      <text:p text:style-name="P4">In <text:span text:style-name="T27">'</text:span><text:span text:style-name="T28">cfg/cfg.tbl</text:span><text:span text:style-name="T27">'</text:span> you can <text:span text:style-name="T27">fi</text:span>nd general settings <text:span text:style-name="T27">and all script permissions </text:span>for Luadch. The <text:span text:style-name="T27">fi</text:span>le is in fact a Lua script, which returns a Lua table (therefore <text:span text:style-name="T73">'</text:span><text:span text:style-name="T28">.tbl</text:span><text:span text:style-name="T44">'</text:span>). The settings can be changed according to their description. Luadch will check the <text:span text:style-name="T27">fi</text:span>le for syntax/type errors, but nothing more.</text:p>
      <text:p text:style-name="P19"/>
      <text:h text:style-name="Heading_20_2" text:outline-level="2">2.5 <text:s/>The user.tbl</text:h>
      <text:p text:style-name="P81"/>
      <text:p text:style-name="P4">In <text:span text:style-name="T27">'</text:span><text:span text:style-name="T28">cfg/user.tbl</text:span><text:span text:style-name="T27">'</text:span> you can <text:span text:style-name="T27">fi</text:span>nd the user database of your hub. Similar to <text:span text:style-name="T27">'</text:span><text:span text:style-name="T28">cfg.tbl</text:span><text:span text:style-name="T27">'</text:span>, it<text:span text:style-name="T74">'</text:span>s a Lua script, which returns a Lua array. <text:span text:style-name="T12">You should not edit that </text:span><text:span text:style-name="T13">fi</text:span><text:span text:style-name="T12">le manually.</text:span></text:p>
      <text:p text:style-name="P19"/>
      <text:h text:style-name="Heading_20_2" text:outline-level="2"><text:soft-page-break/>2.6 <text:s/>Advanced con<text:span text:style-name="T60">fig</text:span>uration</text:h>
      <text:h text:style-name="Heading_20_3" text:outline-level="3">2.6.1 <text:s/>Using ADCS</text:h>
      <text:p text:style-name="P98"/>
      <text:p text:style-name="P4">First of all you need some general information about SSL:</text:p>
      <text:p text:style-name="P4"/>
      <text:p text:style-name="P17"><text:span text:style-name="T28"><text:tab/></text:span><text:a xlink:type="simple" xlink:href="http://en.wikipedia.org/wiki/Transport_Layer_Security"><text:span text:style-name="T28">http://en.wikipedia.org/wiki/Transport_Layer_Security</text:span></text:a></text:p>
      <text:p text:style-name="P17"><text:span text:style-name="T28"><text:tab/></text:span><text:a xlink:type="simple" xlink:href="http://www.openssl.org/docs/"><text:span text:style-name="T28">http://www.openssl.org/docs/</text:span></text:a></text:p>
      <text:p text:style-name="P17"/>
      <text:p text:style-name="P8">To use SSL in hub - client connections, you have to do 2 things:</text:p>
      <text:p text:style-name="P8"/>
      <text:list xml:id="list26654638" text:style-name="L6">
        <text:list-item>
          <text:p text:style-name="P85">create certs</text:p>
        </text:list-item>
        <text:list-item>
          <text:p text:style-name="P85">activate SSL in cfg.tbl</text:p>
        </text:list-item>
      </text:list>
      <text:p text:style-name="P4"/>
      <text:p text:style-name="P4">A example conguration for certicates can be found in <text:span text:style-name="T45">'</text:span><text:span text:style-name="T28">certs/</text:span><text:span text:style-name="T45">'</text:span>. Use make <text:span text:style-name="T45">'</text:span><text:span text:style-name="T28">cert.sh/bat</text:span><text:span text:style-name="T45">'</text:span> to create some '<text:span text:style-name="T28">pem</text:span>' <text:span text:style-name="T45">fi</text:span>les. In <text:span text:style-name="T45">'</text:span><text:span text:style-name="T28">cfg.tbl</text:span><text:span text:style-name="T45">'</text:span>, the key '<text:span text:style-name="T28">use_ssl</text:span>' has to be <text:span text:style-name="T45">'</text:span><text:span text:style-name="T28">true</text:span><text:span text:style-name="T45">'</text:span>, and '<text:span text:style-name="T28">ssl_ports</text:span>' needs an entry.</text:p>
      <text:p text:style-name="P4"/>
      <text:h text:style-name="Heading_20_3" text:outline-level="3">2.6.2 <text:s/>Using Scripts</text:h>
      <text:p text:style-name="P98"/>
      <text:p text:style-name="P4">Luadch provides some prewritten scripts. In fact virtually all useful facilities of Luadch are scripts in the <text:span text:style-name="T46">'</text:span><text:span text:style-name="T28">scripts/</text:span><text:span text:style-name="T46">'</text:span> directory. Without them, simple things won't work. That means also, when you miss a feature, you have to script it. Every script you want to use must be added to '<text:span text:style-name="T28">scripts</text:span>' <text:span text:style-name="T91">table </text:span>in <text:span text:style-name="T46">'</text:span><text:span text:style-name="T28">cfg.tbl</text:span><text:span text:style-name="T46">'.</text:span> A script usually starts with a short description and a settings part. Make sure to save everything in UTF8.</text:p>
      <text:p text:style-name="P4"/>
      <text:p text:style-name="P4">The <text:span text:style-name="T46">fi</text:span>rst thing you have to think about are user levels. The default levels are:</text:p>
      <text:p text:style-name="P17"/>
      <text:p text:style-name="P106"/>
      <text:p text:style-name="P106"><text:span text:style-name="T76"><text:s text:c="2"/>levels</text:span><text:span text:style-name="T28"> </text:span><text:span text:style-name="T78">= {</text:span><text:span text:style-name="T77"> </text:span><text:span text:style-name="T82">-- your levels with level names (array of strings)</text:span></text:p>
      <text:p text:style-name="P106"/>
      <text:p text:style-name="P109"><text:s text:c="10"/><text:span text:style-name="T77">[</text:span> <text:span text:style-name="T80">0</text:span> <text:span text:style-name="T77">] =</text:span> <text:span text:style-name="T84">"UNREG"</text:span><text:span text:style-name="T77">,</text:span></text:p>
      <text:p text:style-name="P109"><text:s text:c="10"/><text:span text:style-name="T77">[</text:span> <text:span text:style-name="T80">10</text:span> <text:span text:style-name="T77">] =</text:span> <text:span text:style-name="T84">"GUEST"</text:span><text:span text:style-name="T77">,</text:span></text:p>
      <text:p text:style-name="P109"><text:s text:c="10"/><text:span text:style-name="T77">[</text:span> <text:span text:style-name="T80">20</text:span> <text:span text:style-name="T77">] =</text:span> <text:span text:style-name="T84">"REG"</text:span><text:span text:style-name="T77">,</text:span></text:p>
      <text:p text:style-name="P109"><text:s text:c="10"/><text:span text:style-name="T77">[</text:span> <text:span text:style-name="T80">30</text:span> <text:span text:style-name="T77">] =</text:span> <text:span text:style-name="T84">"VIP"</text:span><text:span text:style-name="T77">,</text:span></text:p>
      <text:p text:style-name="P109"><text:s text:c="10"/><text:span text:style-name="T77">[</text:span> <text:span text:style-name="T80">40</text:span> <text:span text:style-name="T77">] =</text:span> <text:span text:style-name="T84">"SVIP"</text:span><text:span text:style-name="T77">,</text:span></text:p>
      <text:p text:style-name="P109"><text:s text:c="10"/><text:span text:style-name="T77">[</text:span> <text:span text:style-name="T80">50</text:span> <text:span text:style-name="T77">] =</text:span> <text:span text:style-name="T84">"SERVER"</text:span><text:span text:style-name="T77">,</text:span></text:p>
      <text:p text:style-name="P109"><text:s text:c="10"/><text:span text:style-name="T77">[</text:span> <text:span text:style-name="T80">55</text:span> <text:span text:style-name="T77">] =</text:span> <text:span text:style-name="T84">"SBOT"</text:span><text:span text:style-name="T77">,</text:span></text:p>
      <text:p text:style-name="P109"><text:s text:c="10"/><text:span text:style-name="T77">[</text:span> <text:span text:style-name="T80">60</text:span> <text:span text:style-name="T77">] =</text:span> <text:span text:style-name="T84">"OPERATOR"</text:span><text:span text:style-name="T77">,</text:span></text:p>
      <text:p text:style-name="P109"><text:s text:c="10"/><text:span text:style-name="T77">[</text:span> <text:span text:style-name="T80">70</text:span> <text:span text:style-name="T77">] =</text:span> <text:span text:style-name="T84">"SUPERVISOR"</text:span><text:span text:style-name="T77">,</text:span></text:p>
      <text:p text:style-name="P109"><text:s text:c="10"/><text:span text:style-name="T77">[</text:span> <text:span text:style-name="T80">80</text:span> <text:span text:style-name="T77">] =</text:span> <text:span text:style-name="T84">"ADMIN"</text:span><text:span text:style-name="T77">,</text:span></text:p>
      <text:p text:style-name="P109"><text:s text:c="10"/><text:span text:style-name="T77">[</text:span> <text:span text:style-name="T80">100</text:span> <text:span text:style-name="T77">] = </text:span><text:span text:style-name="T84">"HUBOWNER"</text:span><text:span text:style-name="T77">,</text:span></text:p>
      <text:p text:style-name="P112"><text:s text:c="2"/>}</text:p>
      <text:p text:style-name="P107"/>
      <text:p text:style-name="P4"/>
      <text:p text:style-name="P89"><text:span text:style-name="T91">You can found this table in the '</text:span><text:span text:style-name="T90">cfg.tbl</text:span><text:span text:style-name="T91">'. </text:span>You may also use 1000 <text:span text:style-name="T47">levels</text:span>, but you should choose them carefully. To change them later can be very painful; <text:span text:style-name="T47">you have to </text:span><text:span text:style-name="T48">match it with all of your script permissions.</text:span></text:p>
      <text:p text:style-name="P16"/>
      <text:h text:style-name="Heading_20_3" text:outline-level="3">2.6.3 <text:s/>Language Files</text:h>
      <text:p text:style-name="P97"/>
      <text:p text:style-name="P4">The <text:span text:style-name="T48">'</text:span><text:span text:style-name="T28">lang/</text:span><text:span text:style-name="T48">'</text:span> and <text:span text:style-name="T48">'</text:span><text:span text:style-name="T28">scripts/lang/</text:span><text:span text:style-name="T48">'</text:span> directories contain<text:span text:style-name="T48">s</text:span> the language <text:span text:style-name="T48">fi</text:span>les of hub and scripts. At the moment only English and German is available <text:span text:style-name="T48">as default</text:span>. To change the language of the whole hub, use key '<text:span text:style-name="T28">language</text:span>' in <text:span text:style-name="T48">'</text:span><text:span text:style-name="T28">cfg.tbl</text:span><text:span text:style-name="T48">'</text:span>. Default is '<text:span text:style-name="T28">en</text:span>' for English. You can also change manually <text:span text:style-name="T48">to '</text:span><text:span text:style-name="T37">de</text:span><text:span text:style-name="T48">' for German</text:span>.</text:p>
      <text:p text:style-name="P4"/>
      <text:p text:style-name="P4"/>
      <text:p text:style-name="P4"/>
      <text:h text:style-name="Heading_20_1" text:outline-level="1"><text:soft-page-break/>3 <text:s/><text:span text:style-name="T61">RUNNING LUADCH</text:span></text:h>
      <text:h text:style-name="Heading_20_2" text:outline-level="2">3.1 <text:s/>General Notes / HowTo</text:h>
      <text:p text:style-name="P4"/>
      <text:p text:style-name="P24">To run a Luadch Hub:</text:p>
      <text:p text:style-name="P24"/>
      <text:list xml:id="list26662157" text:style-name="L7">
        <text:list-item>
          <text:p text:style-name="P66">Without encryption, start the Hub and login with:</text:p>
        </text:list-item>
      </text:list>
      <text:p text:style-name="P24"/>
      <text:list xml:id="list26683150" text:style-name="L8">
        <text:list-item>
          <text:list>
            <text:list-item>
              <text:p text:style-name="P67"><text:span text:style-name="T49">Nick: </text:span><text:span text:style-name="T38">dummy</text:span></text:p>
            </text:list-item>
            <text:list-item>
              <text:p text:style-name="P67"><text:span text:style-name="T49">Password: </text:span><text:span text:style-name="T38">test</text:span></text:p>
            </text:list-item>
            <text:list-item>
              <text:p text:style-name="P67"><text:span text:style-name="T49">Address: </text:span><text:span text:style-name="T38">adc://127.0.0.1:5000</text:span></text:p>
            </text:list-item>
          </text:list>
        </text:list-item>
      </text:list>
      <text:p text:style-name="P24"/>
      <text:list xml:id="list29425131" text:continue-list="list26662157" text:style-name="L7">
        <text:list-item>
          <text:p text:style-name="P66">With encryption:</text:p>
        </text:list-item>
      </text:list>
      <text:p text:style-name="P24"/>
      <text:list xml:id="list29409239" text:continue-numbering="true" text:style-name="L7">
        <text:list-item>
          <text:list>
            <text:list-item>
              <text:p text:style-name="P68"><text:span text:style-name="T50">G</text:span><text:span text:style-name="T49">o to: </text:span><text:span text:style-name="T50">'</text:span><text:span text:style-name="T38">certs/</text:span><text:span text:style-name="T50">'</text:span><text:span text:style-name="T49"> and start </text:span><text:span text:style-name="T50">'</text:span><text:span text:style-name="T38">make_cert.sh</text:span><text:span text:style-name="T50">'</text:span><text:span text:style-name="T49"> on Linux/Unix or </text:span><text:span text:style-name="T50">'</text:span><text:span text:style-name="T38">make_cert.bat</text:span><text:span text:style-name="T50">'</text:span><text:span text:style-name="T49"> on Windows to generate the certificates.</text:span></text:p>
            </text:list-item>
            <text:list-item>
              <text:p text:style-name="P68"><text:span text:style-name="T50">A</text:span><text:span text:style-name="T49">lternatively you can use the </text:span><text:span text:style-name="T50">'</text:span><text:span text:style-name="T38">Luadch Certmanager</text:span><text:span text:style-name="T50">'.</text:span></text:p>
            </text:list-item>
            <text:list-item>
              <text:p text:style-name="P68"><text:span text:style-name="T50">A</text:span><text:span text:style-name="T49">fter that you can login with:</text:span></text:p>
              <text:p text:style-name="P66"/>
            </text:list-item>
          </text:list>
        </text:list-item>
      </text:list>
      <text:list xml:id="list26658229" text:style-name="L9">
        <text:list-item>
          <text:list>
            <text:list-item>
              <text:p text:style-name="P70"><text:span text:style-name="T49">Nick: </text:span><text:span text:style-name="T38">dummy</text:span></text:p>
            </text:list-item>
            <text:list-item>
              <text:p text:style-name="P70"><text:span text:style-name="T49">Password: </text:span><text:span text:style-name="T38">test</text:span></text:p>
            </text:list-item>
            <text:list-item>
              <text:p text:style-name="P70"><text:span text:style-name="T49">Address: </text:span><text:span text:style-name="T38">adcs://127.0.0.1:5001</text:span></text:p>
            </text:list-item>
          </text:list>
        </text:list-item>
      </text:list>
      <text:p text:style-name="P24"/>
      <text:list xml:id="list29418507" text:continue-list="list29409239" text:style-name="L7">
        <text:list-item>
          <text:p text:style-name="P66">Register an own nickname for you, there are two possibilities to do that:</text:p>
        </text:list-item>
      </text:list>
      <text:p text:style-name="P24"/>
      <text:list xml:id="list26653661" text:style-name="L10">
        <text:list-item>
          <text:list>
            <text:list-item>
              <text:p text:style-name="P71"><text:span text:style-name="T50">Use rightclick menu: </text:span><text:span text:style-name="T39">User/Control/Reg</text:span></text:p>
            </text:list-item>
            <text:list-item>
              <text:p text:style-name="P71"><text:span text:style-name="T50">Use command: </text:span><text:span text:style-name="T39">+reg nick &lt;Nick&gt; &lt;Level&gt;</text:span></text:p>
            </text:list-item>
          </text:list>
        </text:list-item>
      </text:list>
      <text:p text:style-name="P25"/>
      <text:p text:style-name="P20"><text:span text:style-name="T49"><text:tab/><text:tab/></text:span><text:span text:style-name="T50">Where </text:span><text:span text:style-name="T39">&lt;Nick&gt;</text:span><text:span text:style-name="T50"> is your new nickname and </text:span><text:span text:style-name="T39">&lt;Level&gt;</text:span><text:span text:style-name="T50"> should be the highest level </text:span><text:span text:style-name="T39">100.</text:span></text:p>
      <text:p text:style-name="P26"/>
      <text:list xml:id="list29436820" text:continue-list="list29418507" text:style-name="L7">
        <text:list-item>
          <text:p text:style-name="P66">Now delete the dummy account, there are two possibilities to do that:</text:p>
        </text:list-item>
      </text:list>
      <text:p text:style-name="P24"/>
      <text:list xml:id="list26653556" text:style-name="L11">
        <text:list-item>
          <text:list>
            <text:list-item>
              <text:p text:style-name="P72"><text:span text:style-name="T50">Use rightclick menu: </text:span><text:span text:style-name="T39">User/Control/Delreg</text:span></text:p>
            </text:list-item>
            <text:list-item>
              <text:p text:style-name="P72"><text:span text:style-name="T50">Use command: </text:span><text:span text:style-name="T39">+delreg nick &lt;Nick&gt;</text:span></text:p>
            </text:list-item>
          </text:list>
        </text:list-item>
      </text:list>
      <text:p text:style-name="P26"/>
      <text:list xml:id="list29434614" text:continue-list="list29436820" text:style-name="L7">
        <text:list-item>
          <text:p text:style-name="P66">After this first test you should adapt the hub to your needs:</text:p>
        </text:list-item>
      </text:list>
      <text:p text:style-name="P24"/>
      <text:list xml:id="list26680837" text:style-name="L12">
        <text:list-item>
          <text:list>
            <text:list-item>
              <text:p text:style-name="P73"><text:span text:style-name="T50">Open: '</text:span><text:span text:style-name="T39">cfg/cfg.tbl</text:span><text:span text:style-name="T50">' with a UTF8 compatible Texteditor best with Lua syntax highlighting.</text:span></text:p>
            </text:list-item>
            <text:list-item>
              <text:p text:style-name="P76">Read the descriptions and set the values to your need, Luadch uses a fair and reasonable default user permissions, but nevertheless you should read all.</text:p>
            </text:list-item>
          </text:list>
        </text:list-item>
      </text:list>
      <text:p text:style-name="P26"/>
      <text:list xml:id="list29414518" text:continue-list="list29434614" text:style-name="L7">
        <text:list-item>
          <text:p text:style-name="P66">If it's done, start your hub again and login, if <text:span text:style-name="T64">it</text:span> still runs there are to possibilities to enable your changes in the hub:</text:p>
        </text:list-item>
      </text:list>
      <text:p text:style-name="P24"/>
      <text:list xml:id="list26676252" text:style-name="L13">
        <text:list-item>
          <text:list>
            <text:list-item>
              <text:p text:style-name="P74"><text:span text:style-name="T50">Use rightclick menu: </text:span><text:span text:style-name="T39">Hub/Core/Hub reload</text:span></text:p>
            </text:list-item>
            <text:list-item>
              <text:p text:style-name="P74"><text:span text:style-name="T50">Use command: </text:span><text:span text:style-name="T39">+reload</text:span></text:p>
            </text:list-item>
          </text:list>
        </text:list-item>
      </text:list>
      <text:p text:style-name="P26"/>
      <text:list xml:id="list29406427" text:continue-list="list29414518" text:style-name="L7">
        <text:list-item>
          <text:p text:style-name="P66">If you want to set other styles for lines or something:</text:p>
        </text:list-item>
      </text:list>
      <text:p text:style-name="P24"/>
      <text:list xml:id="list29409798" text:continue-numbering="true" text:style-name="L7">
        <text:list-item>
          <text:list>
            <text:list-item>
              <text:p text:style-name="P69"><text:span text:style-name="T50">Go to: '</text:span><text:span text:style-name="T39">scripts/lang/</text:span><text:span text:style-name="T50">' here you can find all language files for each script.</text:span></text:p>
            </text:list-item>
            <text:list-item>
              <text:p text:style-name="P69"><text:span text:style-name="T50">After that: </text:span><text:span text:style-name="T39">+reload</text:span></text:p>
            </text:list-item>
          </text:list>
        </text:list-item>
      </text:list>
      <text:p text:style-name="P19"/>
      <text:h text:style-name="Heading_20_2" text:outline-level="2">3.2 <text:s/>Hub Commands</text:h>
      <text:p text:style-name="P81"/>
      <text:p text:style-name="P14">Type '<text:span text:style-name="T28">+help</text:span>' in the main chat to get all available <text:span text:style-name="T52">commands </text:span>according to your level. <text:span text:style-name="T52">Or use the rightclick menu.</text:span></text:p>
      <text:h text:style-name="Heading_20_1" text:outline-level="1"><text:soft-page-break/><text:span text:style-name="T69">4 <text:s/>S</text:span><text:span text:style-name="T70">CRIPTING</text:span></text:h>
      <text:p text:style-name="P9"/>
      <text:p text:style-name="P9">Most of all important things about the scripting API can be found in <text:span text:style-name="T52">'</text:span><text:span text:style-name="T28">docs/</text:span><text:span text:style-name="T40">Luadch_Lua_API.txt</text:span><text:span text:style-name="T52">'</text:span>. To</text:p>
      <text:p text:style-name="P4">avoid repeating myself I only explain a bit in the following sections.</text:p>
      <text:p text:style-name="P4"/>
      <text:h text:style-name="Heading_20_2" text:outline-level="2">4.1 <text:s/>Conventions</text:h>
      <text:p text:style-name="Text_20_body"/>
      <text:p text:style-name="P9"><text:span text:style-name="T52">We </text:span>tried to introduce a certain scripting style in Luadch and the prewritten scripts for better readability and less errors. In general <text:span text:style-name="T52">we</text:span> handle core scripts more strict.</text:p>
      <text:p text:style-name="P9"/>
      <text:p text:style-name="P9">Some conventions of <text:span text:style-name="T52">'</text:span><text:span text:style-name="T28">core/</text:span><text:span text:style-name="T52">'</text:span>:</text:p>
      <text:p text:style-name="P9"/>
      <text:list xml:id="list26655627" text:style-name="L14">
        <text:list-item>
          <text:p text:style-name="P92">No global vars.</text:p>
        </text:list-item>
        <text:list-item>
          <text:p text:style-name="P86"><text:span text:style-name="T52">Every function/module has to be imported with '</text:span><text:span text:style-name="T40">use</text:span><text:span text:style-name="T52">' (to avoid globals).</text:span></text:p>
        </text:list-item>
        <text:list-item>
          <text:p text:style-name="P92">Declaration of all locals with script wide scope at the top.</text:p>
        </text:list-item>
      </text:list>
      <text:p text:style-name="P15"/>
      <text:p text:style-name="P9"><text:span text:style-name="T52">Some conventions of '</text:span><text:span text:style-name="T40">scripts/</text:span><text:span text:style-name="T52">':</text:span></text:p>
      <text:p text:style-name="P15"/>
      <text:list xml:id="list26670994" text:style-name="L15">
        <text:list-item>
          <text:p text:style-name="P93">No global vars</text:p>
        </text:list-item>
        <text:list-item>
          <text:p text:style-name="P87"><text:span text:style-name="T52">Name of the script should be as following: type '</text:span><text:span text:style-name="T40">name.lua</text:span><text:span text:style-name="T52">'; for example '</text:span><text:span text:style-name="T40">cmd_reg.lua</text:span><text:span text:style-name="T52">'</text:span></text:p>
        </text:list-item>
        <text:list-item>
          <text:p text:style-name="P87"><text:span text:style-name="T52">A script should have at most one hub command. Instead of writing a script with commands '+reload' or '+reldel' use parameters like '</text:span><text:span text:style-name="T40">+release add</text:span><text:span text:style-name="T52">', '</text:span><text:span text:style-name="T40">+release del</text:span><text:span text:style-name="T52">' and name the script '</text:span><text:span text:style-name="T40">cmd_release.lua</text:span><text:span text:style-name="T52">'</text:span></text:p>
        </text:list-item>
        <text:list-item>
          <text:p text:style-name="P87"><text:span text:style-name="T52">Usage of language files which should stored in '</text:span><text:span text:style-name="T40">lang/</text:span><text:span text:style-name="T52">' folder.</text:span></text:p>
        </text:list-item>
        <text:list-item>
          <text:p text:style-name="P87"><text:span text:style-name="T52">Usage of script modules, for example '</text:span><text:span text:style-name="T40">ucmd</text:span><text:span text:style-name="T52">', '</text:span><text:span text:style-name="T40">hubcmd</text:span><text:span text:style-name="T52">', '</text:span><text:span text:style-name="T40">report</text:span><text:span text:style-name="T52">', '</text:span><text:span text:style-name="T40">help</text:span><text:span text:style-name="T52">'.</text:span></text:p>
        </text:list-item>
      </text:list>
      <text:p text:style-name="P15"/>
      <text:p text:style-name="P15">You don't have to follow these suggestions, but they made life easier <text:span text:style-name="T65">for us</text:span>.</text:p>
      <text:p text:style-name="P27"/>
      <text:h text:style-name="Heading_20_2" text:outline-level="2">4.2 <text:s/>Data Types</text:h>
      <text:p text:style-name="P80"/>
      <text:p text:style-name="P10">Luadch has some custom data types, which are of course more symbolic and not really comparable with the build in data types of Lua. Some functions will do type checks during runtime, but don't count on it. You have to take care to pass the right data to the functions. You can <text:span text:style-name="T53">fi</text:span>nd a list of all data types in <text:span text:style-name="T53">'</text:span><text:span text:style-name="T41">docs/</text:span><text:span text:style-name="T40">Luadch_Lua_API.txt</text:span><text:span text:style-name="T41">'.</text:span></text:p>
      <text:p text:style-name="P38"/>
      <text:h text:style-name="Heading_20_2" text:outline-level="2">4.3 <text:s/>Listeners</text:h>
      <text:p text:style-name="P96"/>
      <text:p text:style-name="P4">Scripts are usually listening for certain events. For these events they have to set listeners, which will be executed when the events happen. The general syntax to set a listener looks like this:</text:p>
      <text:p text:style-name="P4"/>
      <text:p text:style-name="P107"/>
      <text:p text:style-name="P106"><text:tab/><text:span text:style-name="T76">hub.setlistener</text:span><text:span text:style-name="T78">(</text:span><text:span text:style-name="T28"> </text:span><text:span text:style-name="T76">event</text:span><text:span text:style-name="T78">,</text:span><text:span text:style-name="T28"> </text:span><text:span text:style-name="T76">key</text:span><text:span text:style-name="T78">,</text:span><text:span text:style-name="T28"> </text:span><text:span text:style-name="T76">func</text:span><text:span text:style-name="T28"> </text:span><text:span text:style-name="T78">)</text:span></text:p>
      <text:p text:style-name="P107"/>
      <text:p text:style-name="P4"/>
      <text:p text:style-name="P4">This means set the function '<text:span text:style-name="T28">func</text:span>' with identier '<text:span text:style-name="T28">key</text:span>' (which can be a table or an unique string) as listener to event '<text:span text:style-name="T28">event</text:span>'. Of course every event passes other arguments in the listeners functions. An example for listing on main chat messages would be:</text:p>
      <text:p text:style-name="P4"/>
      <text:p text:style-name="P107"/>
      <text:p text:style-name="P110"><text:tab/><text:span text:style-name="T75">hub.setlistener</text:span><text:span text:style-name="T77">(</text:span> <text:span text:style-name="T84">"onBroadcast"</text:span><text:span text:style-name="T77">, { },</text:span></text:p>
      <text:p text:style-name="P110"><text:tab/><text:tab/><text:span text:style-name="T85">function</text:span><text:span text:style-name="T77">(</text:span> <text:span text:style-name="T75">user</text:span><text:span text:style-name="T77">,</text:span> <text:span text:style-name="T75">adccmd</text:span><text:span text:style-name="T77">,</text:span> <text:span text:style-name="T75">msg</text:span> <text:span text:style-name="T77">)</text:span></text:p>
      <text:p text:style-name="P110"><text:tab/><text:tab/><text:tab/><text:span text:style-name="T75">hub.debug</text:span><text:span text:style-name="T77">(</text:span> <text:span text:style-name="T75">msg</text:span> <text:span text:style-name="T77">)</text:span> <text:span text:style-name="T81">-- prints the message in hub </text:span><text:span text:style-name="T83">cli </text:span><text:span text:style-name="T81">window</text:span></text:p>
      <text:p text:style-name="P110"><text:tab/><text:tab/><text:span text:style-name="T85">end</text:span></text:p>
      <text:p text:style-name="P110"><text:tab/><text:span text:style-name="T77">)</text:span></text:p>
      <text:p text:style-name="P106"/>
      <text:p text:style-name="P13"><text:soft-page-break/>You can <text:span text:style-name="T53">fi</text:span>nd a list of all events in <text:span text:style-name="T53">'</text:span><text:span text:style-name="T41">docs/</text:span><text:span text:style-name="T40">Luadch_Lua_API.txt</text:span><text:span text:style-name="T53">'</text:span></text:p>
      <text:p text:style-name="P13"><text:span text:style-name="T53"/></text:p>
      <text:h text:style-name="Heading_20_2" text:outline-level="2">4.4 Script Modules</text:h>
      <text:p text:style-name="P80"/>
      <text:p text:style-name="P4">A nice feature in Luadch is the ability to export scripts as modules. So di<text:span text:style-name="T53">ff</text:span>erent scripts can use each other. One script needs to return something, and <text:span text:style-name="T66">then </text:span>another can import it. There are some prewritten script modules:</text:p>
      <text:p text:style-name="P4"/>
      <text:list xml:id="list26672946" text:style-name="L16">
        <text:list-item>
          <text:p text:style-name="P104">cmd help.lua</text:p>
        </text:list-item>
        <text:list-item>
          <text:p text:style-name="P104">etc report.lua</text:p>
        </text:list-item>
        <text:list-item>
          <text:p text:style-name="P104">etc hubcommands.lua</text:p>
        </text:list-item>
        <text:list-item>
          <text:p text:style-name="P104">etc usercommands.lua</text:p>
        </text:list-item>
      </text:list>
      <text:p text:style-name="P4"/>
      <text:p text:style-name="P4">You can only import a module '<text:span text:style-name="T28">onStart</text:span>', that means you have to set a listener for that event:</text:p>
      <text:p text:style-name="P4"/>
      <text:p text:style-name="P107"/>
      <text:p text:style-name="P110"><text:tab/><text:span text:style-name="T85">local</text:span> <text:span text:style-name="T75">help</text:span> <text:span text:style-name="T81">-- no globals...</text:span></text:p>
      <text:p text:style-name="P110"><text:tab/><text:span text:style-name="T75">hub.setlistener</text:span><text:span text:style-name="T77">(</text:span> <text:span text:style-name="T84">"onStart"</text:span><text:span text:style-name="T77">, { },</text:span></text:p>
      <text:p text:style-name="P110"><text:tab/><text:tab/><text:span text:style-name="T85">function</text:span><text:span text:style-name="T77">( )</text:span></text:p>
      <text:p text:style-name="P110"><text:tab/><text:tab/><text:tab/><text:span text:style-name="T75">help</text:span> <text:span text:style-name="T77">=</text:span> <text:span text:style-name="T75">hub.import</text:span><text:span text:style-name="T79">(</text:span> <text:span text:style-name="T84">"cmd_help.lua"</text:span> <text:span text:style-name="T79">)</text:span></text:p>
      <text:p text:style-name="P110"><text:tab/><text:tab/><text:tab/><text:span text:style-name="T87">assert</text:span><text:span text:style-name="T77">(</text:span> <text:span text:style-name="T75">help</text:span> <text:span text:style-name="T77">)</text:span></text:p>
      <text:p text:style-name="P110"><text:tab/><text:tab/><text:tab/><text:span text:style-name="T75">do_something_with</text:span><text:span text:style-name="T77">(</text:span> <text:span text:style-name="T75">help</text:span> <text:span text:style-name="T77">)</text:span></text:p>
      <text:p text:style-name="P110"><text:tab/><text:tab/><text:span text:style-name="T85">end</text:span></text:p>
      <text:p text:style-name="P111"><text:tab/><text:span text:style-name="T77">)</text:span></text:p>
      <text:p text:style-name="P108"/>
      <text:p text:style-name="P27"/>
      <text:p text:style-name="P27"/>
      <text:h text:style-name="Heading_20_1" text:outline-level="1">5 <text:s/><text:span text:style-name="T62">LINKS</text:span></text:h>
      <text:p text:style-name="P77"/>
      <text:p text:style-name="P29">Luadch Project:</text:p>
      <text:p text:style-name="P29"/>
      <text:p text:style-name="P22"><text:span text:style-name="T54"><text:tab/></text:span><text:a xlink:type="simple" xlink:href="http://luadch.sourceforge.net/"><text:span text:style-name="T42">http://luadch.sourceforge.net/</text:span></text:a></text:p>
      <text:p text:style-name="P29"/>
      <text:p text:style-name="P29">DC-Planet (inofficial support forum):</text:p>
      <text:p text:style-name="P29"/>
      <text:p text:style-name="P22"><text:span text:style-name="T54"><text:tab/></text:span><text:a xlink:type="simple" xlink:href="http://www.dc-planet.de/"><text:span text:style-name="T42">http://www.dc-planet.de/</text:span></text:a></text:p>
      <text:p text:style-name="P28"/>
      <text:p text:style-name="P30">Lua – The programming language:</text:p>
      <text:p text:style-name="P27"/>
      <text:p text:style-name="P23"><text:span text:style-name="T51"><text:tab/></text:span><text:a xlink:type="simple" xlink:href="http://www.lua.org/"><text:span text:style-name="T43">http://www.lua.org/</text:span></text:a></text:p>
      <text:p text:style-name="P30"/>
      <text:p text:style-name="P30">Sourceforge – Project hosting:</text:p>
      <text:p text:style-name="P30"/>
      <text:p text:style-name="P23"><text:span text:style-name="T55"><text:tab/></text:span><text:a xlink:type="simple" xlink:href="https://sourceforge.net/"><text:span text:style-name="T43">https://sourceforge.net</text:span></text:a></text:p>
      <text:p text:style-name="P30"/>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MR10" svg:font-family="CMR10"/>
    <style:font-face style:name="CMSSBX10" svg:font-family="CMSSBX10"/>
    <style:font-face style:name="CMTT10" svg:font-family="CMTT10"/>
    <style:font-face style:name="Mangal1" svg:font-family="Mangal"/>
    <style:font-face style:name="OpenSymbol" svg:font-family="OpenSymbol"/>
    <style:font-face style:name="Lucida Console1" svg:font-family="'Lucida Console'" style:font-pitch="fixed"/>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Verdana1" fo:font-size="20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Verdana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Verdana1" fo:font-size="12pt" fo:font-weight="normal" style:font-size-asian="14pt" style:font-weight-asian="bold" style:font-size-complex="14pt" style:font-weight-complex="bold"/>
    </style:style>
    <style:style style:name="pulsar_20_-_20_normal" style:display-name="pulsar - normal" style:family="paragraph" style:parent-style-name="Text_20_body"/>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text-properties style:font-size-asian="10.5pt"/>
    </style:style>
    <style:style style:name="Heading_20_4" style:display-name="Heading 4" style:family="paragraph" style:parent-style-name="Heading" style:next-style-name="Text_20_body" style:default-outline-level="4" style:class="text">
      <style:text-properties style:font-name="Verdana" fo:font-size="85%" fo:font-style="normal" fo:font-weight="normal" style:font-size-asian="85%" style:font-style-asian="italic" style:font-weight-asian="bold" style:font-size-complex="85%"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span text:style-name="Emphasis"><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8T11:43:24.17</meta:creation-date>
    <dc:date>2015-07-11T09:25:53.24</dc:date>
    <meta:editing-duration>P1DT3H18M34S</meta:editing-duration>
    <meta:editing-cycles>46</meta:editing-cycles>
    <meta:generator>LibreOffice/3.6$Windows_x86 LibreOffice_project/2ef5aff-a6fb0ff-166bdff-cf087ad-0f1389</meta:generator>
    <meta:document-statistic meta:table-count="0" meta:image-count="0" meta:object-count="0" meta:page-count="9" meta:paragraph-count="223" meta:word-count="2279" meta:character-count="11815" meta:non-whitespace-character-count="9257"/>
  </office:meta>
</office:document-meta>
</file>